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0C80000003CCBA1CA71.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Courier 10 Pitch" svg:font-family="'Courier 10 Pitch', 'Courier New'"/>
    <style:font-face style:name="Courier New" svg:font-family="'Courier New'" style:font-family-generic="modern" style:font-pitch="fixed"/>
    <style:font-face style:name="Bitstream Vera Sans1" svg:font-family="'Bitstream Vera Sans'" style:font-pitch="variable"/>
    <style:font-face style:name="Bitstream Vera Sans" svg:font-family="'Bitstream Vera Sans', 'Times New Roman'"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returnwerte" style:family="table">
      <style:table-properties style:width="17.011cm" fo:margin-left="0cm" fo:margin-right="-0.012cm" table:align="margins" style:writing-mode="lr-tb"/>
    </style:style>
    <style:style style:name="returnwerte.A" style:family="table-column">
      <style:table-column-properties style:column-width="2.274cm" style:rel-column-width="8761*"/>
    </style:style>
    <style:style style:name="returnwerte.B" style:family="table-column">
      <style:table-column-properties style:column-width="14.737cm" style:rel-column-width="56774*"/>
    </style:style>
    <style:style style:name="returnwerte.A1" style:family="table-cell">
      <style:table-cell-properties fo:padding="0.097cm" fo:border-left="0.002cm solid #000000" fo:border-right="none" fo:border-top="0.002cm solid #000000" fo:border-bottom="0.002cm solid #000000"/>
    </style:style>
    <style:style style:name="returnwerte.B1" style:family="table-cell">
      <style:table-cell-properties fo:padding="0.097cm" fo:border="0.002cm solid #000000"/>
    </style:style>
    <style:style style:name="returnwerte.A2" style:family="table-cell">
      <style:table-cell-properties fo:padding="0.097cm" fo:border-left="0.002cm solid #000000" fo:border-right="none" fo:border-top="none" fo:border-bottom="0.002cm solid #000000"/>
    </style:style>
    <style:style style:name="returnwerte.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Standard">
      <style:paragraph-properties fo:text-align="center" style:justify-single-word="false"/>
      <style:text-properties fo:font-size="54pt" style:font-size-asian="54pt" style:font-size-complex="54pt"/>
    </style:style>
    <style:style style:name="P2" style:family="paragraph" style:parent-style-name="Text_20_body">
      <style:paragraph-properties fo:text-align="center" style:justify-single-word="false"/>
      <style:text-properties fo:font-size="54pt" style:font-size-asian="54pt" style:font-size-complex="54pt"/>
    </style:style>
    <style:style style:name="P3" style:family="paragraph" style:parent-style-name="Text_20_body">
      <style:paragraph-properties fo:text-align="center" style:justify-single-word="false"/>
      <style:text-properties fo:font-size="22pt" style:font-size-asian="22pt" style:font-size-complex="22pt"/>
    </style:style>
    <style:style style:name="P4" style:family="paragraph" style:parent-style-name="Text_20_body">
      <style:paragraph-properties fo:text-align="center" style:justify-single-word="false"/>
      <style:text-properties fo:font-size="26pt" style:font-size-asian="26pt" style:font-size-complex="26pt"/>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tyle="italic" style:font-style-asian="italic" style:font-style-complex="italic"/>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Text_20_body">
      <style:paragraph-properties>
        <style:tab-stops>
          <style:tab-stop style:position="0.998cm"/>
          <style:tab-stop style:position="16.999cm" style:type="right" style:leader-style="dotted" style:leader-text="."/>
        </style:tab-stops>
      </style:paragraph-properties>
    </style:style>
    <style:style style:name="P11" style:family="paragraph" style:parent-style-name="Heading_20_1">
      <style:paragraph-properties fo:break-before="page">
        <style:tab-stops>
          <style:tab-stop style:position="0cm"/>
        </style:tab-stops>
      </style:paragraph-properties>
    </style:style>
    <style:style style:name="P12" style:family="paragraph" style:parent-style-name="Heading_20_3">
      <style:text-properties fo:font-weight="bold" style:font-weight-asian="bold" style:font-weight-complex="bold"/>
    </style:style>
    <style:style style:name="P13" style:family="paragraph" style:parent-style-name="Text_20_body">
      <style:paragraph-properties fo:margin-top="0cm" fo:margin-bottom="0cm" fo:line-height="150%"/>
    </style:style>
    <style:style style:name="P14" style:family="paragraph" style:parent-style-name="Text_20_body">
      <style:paragraph-properties fo:margin-top="0cm" fo:margin-bottom="0cm"/>
    </style:style>
    <style:style style:name="P15" style:family="paragraph" style:parent-style-name="Text_20_body">
      <style:text-properties fo:font-weight="normal" style:font-weight-asian="normal" style:font-weight-complex="normal"/>
    </style:style>
    <style:style style:name="P16" style:family="paragraph" style:parent-style-name="Heading_20_2">
      <style:paragraph-properties>
        <style:tab-stops>
          <style:tab-stop style:position="0.185cm"/>
        </style:tab-stops>
      </style:paragraph-properties>
    </style:style>
    <style:style style:name="P17" style:family="paragraph" style:parent-style-name="Text_20_body">
      <style:text-properties fo:font-weight="bold" style:font-weight-asian="bold" style:font-weight-complex="bold"/>
    </style:style>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3">
      <style:text-properties fo:font-weight="bold" style:font-weight-asian="bold" style:font-weight-complex="bold"/>
    </style:style>
    <style:style style:name="P21" style:family="paragraph" style:parent-style-name="Text_20_body" style:list-style-name="L4"/>
    <style:style style:name="P22" style:family="paragraph" style:parent-style-name="Heading_20_1">
      <style:paragraph-properties>
        <style:tab-stops>
          <style:tab-stop style:position="0cm"/>
        </style:tab-stops>
      </style:paragraph-properties>
    </style:style>
    <style:style style:name="P23" style:family="paragraph" style:parent-style-name="Text_20_body">
      <style:paragraph-properties>
        <style:tab-stops>
          <style:tab-stop style:position="0.185cm"/>
        </style:tab-stops>
      </style:paragraph-properties>
    </style:style>
    <style:style style:name="P24" style:family="paragraph" style:parent-style-name="Heading_20_3">
      <style:paragraph-properties>
        <style:tab-stops>
          <style:tab-stop style:position="0cm"/>
        </style:tab-stops>
      </style:paragraph-properties>
    </style:style>
    <style:style style:name="P25" style:family="paragraph" style:parent-style-name="Text_20_body">
      <style:text-properties style:font-name="Courier 10 Pitch"/>
    </style:style>
    <style:style style:name="P26" style:family="paragraph" style:parent-style-name="Heading_20_3">
      <style:paragraph-properties>
        <style:tab-stops>
          <style:tab-stop style:position="0cm"/>
        </style:tab-stops>
      </style:paragraph-properties>
      <style:text-properties fo:font-style="italic" style:font-style-asian="italic"/>
    </style:style>
    <style:style style:name="P27" style:family="paragraph" style:parent-style-name="Heading_20_1">
      <style:paragraph-properties>
        <style:tab-stops>
          <style:tab-stop style:position="0cm"/>
        </style:tab-stops>
      </style:paragraph-properties>
      <style:text-properties fo:font-style="italic" style:font-style-asian="italic"/>
    </style:style>
    <style:style style:name="P28" style:family="paragraph" style:parent-style-name="Text_20_body" style:list-style-name="WW8Num1">
      <style:paragraph-properties>
        <style:tab-stops>
          <style:tab-stop style:position="0.635cm"/>
        </style:tab-stops>
      </style:paragraph-properties>
    </style:style>
    <style:style style:name="P29" style:family="paragraph" style:parent-style-name="Text_20_body" style:list-style-name="WW8Num2">
      <style:paragraph-properties>
        <style:tab-stops>
          <style:tab-stop style:position="0.635cm"/>
        </style:tab-stops>
      </style:paragraph-properties>
    </style:style>
    <style:style style:name="P30" style:family="paragraph" style:parent-style-name="Text_20_body" style:list-style-name="WW8Num3">
      <style:paragraph-properties>
        <style:tab-stops>
          <style:tab-stop style:position="0.635cm"/>
        </style:tab-stops>
      </style:paragraph-properties>
    </style:style>
    <style:style style:name="P31" style:family="paragraph" style:parent-style-name="Text_20_body" style:list-style-name="WW8Num4">
      <style:paragraph-properties>
        <style:tab-stops>
          <style:tab-stop style:position="0.635cm"/>
        </style:tab-stops>
      </style:paragraph-properties>
    </style:style>
    <style:style style:name="P32" style:family="paragraph" style:parent-style-name="Text_20_body" style:list-style-name="WW8Num5">
      <style:paragraph-properties>
        <style:tab-stops>
          <style:tab-stop style:position="0.635cm"/>
        </style:tab-stops>
      </style:paragraph-properties>
    </style:style>
    <style:style style:name="P33" style:family="paragraph" style:parent-style-name="Text_20_body">
      <style:text-properties fo:language="en" fo:country="GB" style:text-underline-style="solid" style:text-underline-width="auto" style:text-underline-color="font-color"/>
    </style:style>
    <style:style style:name="P34" style:family="paragraph" style:parent-style-name="Text_20_body">
      <style:text-properties style:font-name="Courier 10 Pitch" fo:language="en" fo:country="GB"/>
    </style:style>
    <style:style style:name="P35" style:family="paragraph" style:parent-style-name="Text_20_body">
      <style:text-properties style:text-underline-style="solid" style:text-underline-width="auto" style:text-underline-color="font-color"/>
    </style:style>
    <style:style style:name="P36" style:family="paragraph" style:parent-style-name="Text_20_body" style:list-style-name="WW8Num7">
      <style:paragraph-properties>
        <style:tab-stops>
          <style:tab-stop style:position="0.635cm"/>
        </style:tab-stops>
      </style:paragraph-properties>
    </style:style>
    <style:style style:name="P37" style:family="paragraph" style:parent-style-name="Text_20_body" style:list-style-name="WW8Num7">
      <style:paragraph-properties>
        <style:tab-stops>
          <style:tab-stop style:position="1.27cm"/>
        </style:tab-stops>
      </style:paragraph-properties>
    </style:style>
    <style:style style:name="P38" style:family="paragraph" style:parent-style-name="Text_20_body" style:list-style-name="WW8Num8">
      <style:paragraph-properties>
        <style:tab-stops>
          <style:tab-stop style:position="0.635cm"/>
        </style:tab-stops>
      </style:paragraph-properties>
    </style:style>
    <style:style style:name="P39" style:family="paragraph" style:parent-style-name="Text_20_body">
      <style:paragraph-properties>
        <style:tab-stops>
          <style:tab-stop style:position="0.635cm"/>
        </style:tab-stops>
      </style:paragraph-properties>
    </style:style>
    <style:style style:name="P40" style:family="paragraph">
      <style:paragraph-properties fo:text-align="start"/>
    </style:style>
    <style:style style:name="P41" style:family="paragraph">
      <style:paragraph-properties fo:text-align="center"/>
    </style:style>
    <style:style style:name="P42" style:family="paragraph">
      <style:paragraph-properties fo:text-align="start"/>
      <style:text-properties fo:font-size="10.5pt"/>
    </style:style>
    <style:style style:name="P43" style:family="paragraph">
      <style:paragraph-properties fo:text-align="center"/>
      <style:text-properties fo:font-size="10.5pt"/>
    </style:style>
    <style:style style:name="P44" style:family="paragraph" style:parent-style-name="Text_20_body" style:list-style-name="WW8Num9">
      <style:paragraph-properties>
        <style:tab-stops>
          <style:tab-stop style:position="0.635cm"/>
        </style:tab-stops>
      </style:paragraph-properties>
      <style:text-properties fo:font-weight="bold" style:font-weight-asian="bold" style:font-weight-complex="bold"/>
    </style:style>
    <style:style style:name="P45" style:family="paragraph" style:parent-style-name="Text_20_body" style:list-style-name="WW8Num9">
      <style:paragraph-properties>
        <style:tab-stops>
          <style:tab-stop style:position="1.27cm"/>
        </style:tab-stops>
      </style:paragraph-properties>
    </style:style>
    <style:style style:name="P46" style:family="paragraph" style:parent-style-name="Text_20_body" style:list-style-name="WW8Num9">
      <style:paragraph-properties>
        <style:tab-stops>
          <style:tab-stop style:position="1.27cm"/>
        </style:tab-stops>
      </style:paragraph-properties>
      <style:text-properties fo:font-weight="bold" style:font-weight-asian="bold" style:font-weight-complex="bold"/>
    </style:style>
    <style:style style:name="P47" style:family="paragraph" style:parent-style-name="Text_20_body" style:list-style-name="WW8Num10">
      <style:paragraph-properties>
        <style:tab-stops>
          <style:tab-stop style:position="0.635cm"/>
        </style:tab-stops>
      </style:paragraph-properties>
    </style:style>
    <style:style style:name="P48" style:family="paragraph" style:parent-style-name="Text_20_body" style:list-style-name="WW8Num10">
      <style:paragraph-properties>
        <style:tab-stops>
          <style:tab-stop style:position="1.27cm"/>
        </style:tab-stops>
      </style:paragraph-properties>
    </style:style>
    <style:style style:name="P49" style:family="paragraph" style:parent-style-name="Text_20_body" style:list-style-name="WW8Num11">
      <style:paragraph-properties>
        <style:tab-stops>
          <style:tab-stop style:position="1.27cm"/>
        </style:tab-stops>
      </style:paragraph-properties>
    </style:style>
    <style:style style:name="P50" style:family="paragraph" style:parent-style-name="Text_20_body">
      <style:paragraph-properties>
        <style:tab-stops>
          <style:tab-stop style:position="0cm"/>
        </style:tab-stops>
      </style:paragraph-properties>
    </style:style>
    <style:style style:name="P51" style:family="paragraph" style:parent-style-name="Text_20_body">
      <style:text-properties fo:language="it" fo:country="I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parent-style-name="Strong_20_Emphasis">
      <style:text-properties fo:font-style="italic" fo:font-weight="bold" style:font-style-asian="italic" style:font-weight-asian="bold" style:font-style-complex="italic" style:font-weight-complex="bold"/>
    </style:style>
    <style:style style:name="T4" style:family="text" style:parent-style-name="Strong_20_Emphasis">
      <style:text-properties fo:font-style="normal" fo:font-weight="normal" style:font-style-asian="normal" style:font-weight-asian="normal" style:font-style-complex="normal" style:font-weight-complex="normal"/>
    </style:style>
    <style:style style:name="T5" style:family="text" style:parent-style-name="Strong_20_Emphasis">
      <style:text-properties fo:font-style="italic" fo:font-weight="normal" style:font-style-asian="italic" style:font-weight-asian="normal" style:font-style-complex="italic" style:font-weight-complex="normal"/>
    </style:style>
    <style:style style:name="T6" style:family="text" style:parent-style-name="Strong_20_Emphasis">
      <style:text-properties fo:font-weight="normal" style:font-weight-asian="normal" style:font-weight-complex="normal"/>
    </style:style>
    <style:style style:name="T7" style:family="text" style:parent-style-name="Strong_20_Emphasis">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Courier 10 Pitch"/>
    </style:style>
    <style:style style:name="T11" style:family="text">
      <style:text-properties style:font-name="Courier 10 Pitch" fo:background-color="#b3b3b3"/>
    </style:style>
    <style:style style:name="T12" style:family="text">
      <style:text-properties fo:language="en" fo:country="GB" fo:font-weight="bold" style:font-weight-asian="bold" style:font-weight-complex="bold"/>
    </style:style>
    <style:style style:name="T13" style:family="text">
      <style:text-properties fo:language="en" fo:country="GB"/>
    </style:style>
    <style:style style:name="T14" style:family="text">
      <style:text-properties fo:font-style="italic" style:font-style-asian="italic"/>
    </style:style>
    <style:style style:name="T15" style:family="text" style:parent-style-name="Internet_20_link">
      <style:text-properties style:font-name="Courier 10 Pitch"/>
    </style:style>
    <style:style style:name="T16" style:family="text">
      <style:text-properties fo:font-size="10.5pt"/>
    </style:style>
    <style:style style:name="T17" style:family="text" style:parent-style-name="Internet_20_link">
      <style:text-properties fo:language="en" fo:country="GB"/>
    </style:style>
    <style:style style:name="T18" style:family="text" style:parent-style-name="Internet_20_link">
      <style:text-properties fo:language="it" fo:country="IT"/>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style:background-image/>
      </style:graphic-properties>
    </style:style>
    <style:style style:name="Sect1" style:family="section">
      <style:section-properties text:dont-balance-text-columns="true" style:writing-mode="lr-tb" style:editable="false">
        <style:columns fo:column-count="0" fo:column-gap="0cm"/>
        <text:notes-configuration text:note-class="footnot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text:list-level-style-number text:level="2" style:num-suffix=" " style:num-format="1" text:display-levels="2">
        <style:list-level-properties text:space-before="0.185cm"/>
      </text:list-level-style-number>
      <text:list-level-style-number text:level="3" style:num-suffix=" " style:num-format="1" text:display-levels="3"/>
      <text:list-level-style-number text:level="4" style:num-suffix=" " style:num-format="1" text:display-levels="4"/>
      <text:list-level-style-number text:level="5" style:num-suffix=" " style:num-format="1" text:display-levels="5"/>
      <text:list-level-style-number text:level="6" style:num-suffix=" " style:num-format="1" text:display-levels="6"/>
      <text:list-level-style-number text:level="7" style:num-suffix=" " style:num-format="1" text:display-levels="7"/>
      <text:list-level-style-number text:level="8" style:num-suffix=" " style:num-format="1" text:display-levels="8"/>
      <text:list-level-style-number text:level="9" style:num-suffix=" " style:num-format="1" text:display-levels="9"/>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style>
    <style:style style:name="gr3" style:family="graphic">
      <style:graphic-properties draw:marker-start="Linienende_20_1" draw:marker-end="Linienende_20_1" draw:textarea-horizontal-align="center" draw:textarea-vertical-align="middle"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3"><draw:frame draw:style-name="fr1" draw:name="graphics1" text:anchor-type="char" svg:x="4.172cm" svg:y="1.376cm" svg:width="7.054cm" svg:height="2.115cm" draw:z-index="1"><draw:image xlink:href="Pictures/10000000000000C80000003CCBA1CA71.jpg" xlink:type="simple" xlink:show="embed" xlink:actuate="onLoad"/></draw:frame></text:p>
      <text:p text:style-name="P3"/>
      <text:p text:style-name="P4">OpenOffice - View</text:p>
      <text:p text:style-name="P2">Feinkonzept</text:p>
      <text:p text:style-name="P5"/>
      <text:p text:style-name="P6"/>
      <text:p text:style-name="P5"><text:span text:style-name="T1">Ooview</text:span> ist ein Programm, das zur Betrachtung von <text:span text:style-name="T1">OpenDocument</text:span>-Dateien an einem Terminal unter Unix/Linux dienen soll.</text:p>
      <text:p text:style-name="P7">Inhaltsverzeichnis</text:p>
      <text:section text:style-name="Sect1" text:name="Section2">
        <text:table-of-content text:style-name="Sect2" text:protected="true" text:name="Inhaltsverzeichnis1">
          <text:table-of-content-source text:outline-level="2" text:use-index-marks="false" text:use-index-source-styles="true">
            <text:index-title-template text:style-name="Contents_20_Heading">ooview Feinkonzep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2" text:name="Inhaltsverzeichnis1_Head">
              <text:p text:style-name="Contents_20_Heading">ooview Feinkonzept</text:p>
            </text:index-title>
            <text:p text:style-name="P8">1 Projektübersicht<text:tab/>3</text:p>
            <text:p text:style-name="P9">1.1 Installation und Ausführung<text:tab/>3</text:p>
            <text:p text:style-name="P9">1.2 Programmablauf – Benutzersicht<text:tab/>4</text:p>
            <text:p text:style-name="P9">1.3 Programmablauf – Programmsicht<text:tab/>4</text:p>
            <text:p text:style-name="P8">2 Funktionen<text:tab/>5</text:p>
            <text:p text:style-name="P9">2.1 Prototypen:<text:tab/>5</text:p>
            <text:p text:style-name="P9">2.2 Returnwerte der Funktionen:<text:tab/>7</text:p>
            <text:p text:style-name="P8">3 Konfigurationsdateien<text:tab/>8</text:p>
            <text:p text:style-name="P9">3.1 Pfade<text:tab/>8</text:p>
            <text:p text:style-name="P9">3.2 Aufbau der Konfigurationsdateien<text:tab/>8</text:p>
            <text:p text:style-name="P9">3.3 Aufbau der Keybindings-Konfigurationsdateien<text:tab/>8</text:p>
            <text:p text:style-name="P8">4 Umgebungsvariable<text:tab/>9</text:p>
            <text:p text:style-name="P8">5 Fachliche Anforderungen<text:tab/>9</text:p>
            <text:p text:style-name="P9">5.1 Anzeige von Dokumenten<text:tab/>9</text:p>
            <text:p text:style-name="P9">5.2 Exportfunktion<text:tab/>11</text:p>
            <text:p text:style-name="P9">5.3 Importfunktion<text:tab/>11</text:p>
            <text:p text:style-name="P9">5.4 Druckfunktion<text:tab/>11</text:p>
            <text:p text:style-name="P8">6 Technische Anforderungen<text:tab/>12</text:p>
            <text:p text:style-name="P9">6.1 Anforderungen an die Systemplattform<text:tab/>12</text:p>
            <text:p text:style-name="P8">7 Nutzen<text:tab/>12</text:p>
            <text:p text:style-name="P8">8 Voraussetzungen<text:tab/>13</text:p>
            <text:p text:style-name="P8">9 Die Formate<text:tab/>13</text:p>
            <text:p text:style-name="P9">9.1 OpenDocument-Format - Technische Beschreibung<text:tab/>13</text:p>
            <text:p text:style-name="P9">9.2 Ooview – ovd – Format<text:tab/>13</text:p>
            <text:p text:style-name="P8">10 Benutzeroberfläche<text:tab/>15</text:p>
            <text:p text:style-name="P9">10.1 Menüstruktur<text:tab/>16</text:p>
            <text:p text:style-name="P9">10.2 Mehrsprachigkeit<text:tab/>17</text:p>
            <text:p text:style-name="P8">11 Fehlerbehandlung<text:tab/>18</text:p>
            <text:p text:style-name="P9">11.1 Errorlogging<text:tab/>19</text:p>
            <text:p text:style-name="P8">12 Programmierrichtlinien<text:tab/>19</text:p>
            <text:p text:style-name="P8">13 Weitere Projektinformationen<text:tab/>19</text:p>
            <text:p text:style-name="P9">13.2 Projektende<text:tab/>20</text:p>
          </text:index-body>
        </text:table-of-content>
        <text:p text:style-name="P10"/>
        <text:h text:style-name="P11" text:outline-level="1">Projektübersicht</text:h>
        <text:p text:style-name="Text_20_body"><text:span text:style-name="T1">Ooview</text:span> ist ein freies Programm, das zur Betrachtung von <text:span text:style-name="T1">OpenDocument</text:span>-Dateien in einem Terminal auf Unix dienen soll.</text:p>
        <text:h text:style-name="Heading_20_2" text:outline-level="2">Installation und Ausführung</text:h>
        <text:h text:style-name="P12" text:outline-level="3">Installation: Source</text:h>
        <text:p text:style-name="P13">Entpacken der Quelldateien:</text:p>
        <text:p text:style-name="P14"><text:tab/><text:span text:style-name="T2">$ tar xvzf ooview-xx.tar.gz</text:span></text:p>
        <text:p text:style-name="P14"/>
        <text:p text:style-name="P13">Einstellungen zur Installation:</text:p>
        <text:p text:style-name="P14"><text:tab/><text:span text:style-name="T3">./configure</text:span></text:p>
        <text:p text:style-name="P14"><text:span text:style-name="T4"><text:tab/>oder</text:span></text:p>
        <text:p text:style-name="P14"><text:span text:style-name="T5"><text:tab/></text:span><text:span text:style-name="T3">./configure --prefix=/path</text:span></text:p>
        <text:p text:style-name="P14"><text:span text:style-name="Strong_20_Emphasis"><text:tab/></text:span><text:span text:style-name="T6">Hier werden alle nötigen Einstellungen bzw. Vorraussetzung zur <text:tab/>Installation geprüft und ein Makefile erstellt.</text:span></text:p>
        <text:p text:style-name="P14"><text:span text:style-name="T3"><text:tab/>make clean</text:span></text:p>
        <text:p text:style-name="P14"><text:span text:style-name="T4"><text:tab/>macht die nach </text:span><text:span text:style-name="T5">./configure</text:span><text:span text:style-name="T4"> geänderten Einstellungen rückgängig.</text:span></text:p>
        <text:p text:style-name="P14"><text:span text:style-name="T6"/></text:p>
        <text:p text:style-name="P13"><text:span text:style-name="T6">Kompillation des Programms</text:span></text:p>
        <text:p text:style-name="P14"><text:span text:style-name="T6"><text:tab/></text:span><text:span text:style-name="T3">make</text:span></text:p>
        <text:p text:style-name="P14"><text:span text:style-name="T6"><text:tab/>make liest das Makefile aus, arbeitet es ab und kompiliert das Programm.</text:span></text:p>
        <text:p text:style-name="P14"><text:span text:style-name="T6"/></text:p>
        <text:p text:style-name="P13"><text:span text:style-name="T6">Installation</text:span></text:p>
        <text:p text:style-name="P14"><text:span text:style-name="T5"><text:tab/></text:span><text:span text:style-name="T3">make install</text:span></text:p>
        <text:p text:style-name="P14"><text:span text:style-name="T6"><text:tab/>Das fertige Programm und alle benötigten Dateien (configs und Man-<text:tab/>Pages) werden installieren, sprich an ihren Bestimmungsort kopiert.</text:span></text:p>
        <text:p text:style-name="P14"><text:span text:style-name="T6"><text:tab/>Dieser Schritt muss mit Root-Rechten ausgeführt werden (außer es wurde <text:tab/>mit <text:s/>„prefix“ ein Pfad mit Schreibrechten für deinen eigenen Benutzer <text:tab/>gewählt).</text:span></text:p>
        <text:p text:style-name="P14"><text:span text:style-name="T6"/></text:p>
        <text:p text:style-name="P14"><text:span text:style-name="T6">Deinstallation</text:span></text:p>
        <text:p text:style-name="P14"><text:span text:style-name="T6"><text:tab/></text:span><text:span text:style-name="T3">make uninstall</text:span></text:p>
        <text:p text:style-name="Text_20_body"/>
        <text:h text:style-name="Heading_20_3" text:outline-level="3"><text:span text:style-name="T7">Installation: Binärpakete</text:span></text:h>
        <text:p text:style-name="P13"><text:span text:style-name="T6">Debian Package Managment:</text:span></text:p>
        <text:p text:style-name="P14"><text:span text:style-name="T6"><text:tab/>Installation<text:tab/><text:tab/>$ </text:span><text:span text:style-name="T5">dpkg -i ooview-xx.deb</text:span></text:p>
        <text:p text:style-name="P14"><text:span text:style-name="T6"><text:tab/>Deinstallation<text:tab/></text:span><text:span text:style-name="Strong_20_Emphasis"><text:span text:style-name="T6">$ </text:span></text:span><text:span text:style-name="T5">dpkg -r ooview</text:span></text:p>
        <text:p text:style-name="P14"><text:span text:style-name="T6"/></text:p>
        <text:p text:style-name="P13"><text:span text:style-name="T6">Red Hat Package Manager:</text:span></text:p>
        <text:p text:style-name="P14"><text:span text:style-name="T6"><text:tab/>Installation<text:tab/><text:tab/></text:span><text:span text:style-name="Strong_20_Emphasis"><text:span text:style-name="T6">$ </text:span></text:span><text:span text:style-name="T5">rpm -ivh ooview-xx.rpm</text:span></text:p>
        <text:p text:style-name="P14"><text:span text:style-name="T6"><text:tab/>Deinstallation<text:tab/></text:span><text:span text:style-name="Strong_20_Emphasis"><text:span text:style-name="T6">$ </text:span></text:span><text:span text:style-name="T5">rpm -e ooview</text:span></text:p>
        <text:p text:style-name="P14"><text:span text:style-name="T6"/></text:p>
        <text:p text:style-name="P13"><text:span text:style-name="T6">Gentoo Portage:</text:span></text:p>
        <text:p text:style-name="P14"><text:span text:style-name="T6"><text:tab/>Installation<text:tab/><text:tab/></text:span><text:span text:style-name="Strong_20_Emphasis"><text:span text:style-name="T6">$ </text:span></text:span><text:span text:style-name="T5">emerge ooview</text:span></text:p>
        <text:p text:style-name="P14"><text:span text:style-name="T6"><text:tab/>Deinstallation<text:tab/></text:span><text:span text:style-name="T5">entfernen von „app-office/ooview“ aus <text:tab/><text:tab/><text:tab/><text:tab/><text:tab/><text:tab/><text:tab/>/var/lib/portage/world</text:span></text:p>
        <text:p text:style-name="P14"><text:span text:style-name="T5"><text:tab/><text:tab/><text:tab/><text:tab/></text:span><text:span text:style-name="Strong_20_Emphasis"><text:span text:style-name="T5">$ </text:span></text:span><text:span text:style-name="T5">emerge -av –depclean</text:span></text:p>
        <text:p text:style-name="P14"><text:span text:style-name="T5"><text:tab/></text:span><text:span text:style-name="T4">Dies setzt voraus, dass ooview ein Bestandteil des Portage-Trees ist. <text:tab/>Alternativ könnten Portage-Overlays benutzt werden.</text:span></text:p>
        <text:h text:style-name="P12" text:outline-level="3">Ausführung</text:h>
        <text:p text:style-name="P15">Je nachdem, wo das Programm installiert und wie die Umgebungsvariable $PATH definiert ist, kann man einfach mit dem Befehl „ooview“ das Programm aufrufen. Ist das Programm in einem speziellen Verzeichniss installiert worden, das nicht in der Umgebungsvariable $PATH definiert ist, muss man den absoluten Pfadnamen angeben (z.B. /usr/local/sbin/ooview). Es ist notwendig, dass das Programm Ausführrechte für die jeweiligen Benutzer/Gruppe besitzt. Es müssen die unter „6.1 Anforderungen an die Systemplattform“ beschriebenen Voraussetzungen erfüllt sein.</text:p>
        <text:h text:style-name="P16" text:outline-level="2">Programmablauf – Benutzersicht</text:h>
        <text:p text:style-name="Text_20_body">Nach dem Aufruf des Programmes mit dem Dateinamen als Parameter (zum Beispiel „ooview ooview_grobkonzept.odt“) befindet sich der Benutzer in einer konsolen-grafischen Oberfläche. Hier kann er den Inhalt der Datei anzeigen, blättern, andere Dateien öffnen, Dateien exportieren, drucken, etc.</text:p>
        <text:p text:style-name="Text_20_body">Durch ein Menü lassen sich diese Optionen auswählen. <text:line-break/>Siehe auch Punkt 7 – Benutzeroberfläche</text:p>
        <text:h text:style-name="P16" text:outline-level="2">Programmablauf – Programmsicht</text:h>
        <text:h text:style-name="Heading_20_3" text:outline-level="3">Programmaufruf</text:h>
        <text:h text:style-name="Heading_20_4" text:outline-level="4" text:is-list-header="true">Parameter</text:h>
        <text:p text:style-name="Text_20_body">ooview [option] [ovd-file | odt-file]</text:p>
        <text:p text:style-name="Text_20_body">Wobei [option] eines von folgenden ist:</text:p>
        <text:p text:style-name="Text_20_body">-c | --convert-file</text:p>
        <text:p text:style-name="Text_20_body"><text:tab/>Konvertiert eine odt-Datei in eine ovd-Datei und beendet sich <text:tab/>anschließend</text:p>
        <text:p text:style-name="Text_20_body">-n | --no-color</text:p>
        <text:p text:style-name="Text_20_body"><text:tab/>Deaktiviert Farben beim Anzeigen</text:p>
        <text:p text:style-name="Text_20_body">-t | --to-txt</text:p>
        <text:p text:style-name="Text_20_body"><text:tab/>Erzeugt eine txt-Datei anstatt einer ovd-Datei</text:p>
        <text:p text:style-name="Text_20_body">-h | --help</text:p>
        <text:p text:style-name="P17">Beispiele:</text:p>
        <text:p text:style-name="Text_20_body">ooview test.odt<text:line-break/><text:tab/>Zeigt die Datei test.odt an</text:p>
        <text:p text:style-name="Text_20_body">ooview –convert-file test.odt test.ovd<text:line-break/><text:tab/>Erzeugt eine Datei test.ovd, ohne diese anzuzeigen</text:p>
        <text:p text:style-name="Text_20_body">ooview –no-color test.ovd<text:line-break/><text:tab/>Zeigt die Datei test.ovd ohne Farbe an</text:p>
        <text:h text:style-name="Heading_20_1" text:outline-level="1">Funktionen</text:h>
        <text:h text:style-name="Heading_20_2" text:outline-level="2">Prototypen:</text:h>
        <text:h text:style-name="Heading_20_3" text:outline-level="3">Basisfunktionen:</text:h>
        <text:list text:style-name="L2">
          <text:list-item>
            <text:p text:style-name="P18"><text:span text:style-name="T8">convert_to_ovd</text:span><text:line-break/>int convert_to_ovd(char** path, char** destpath);<text:line-break/>path: Pfad der odt Datei<text:line-break/>destpath: Pfad der ovd Datei<text:line-break/><text:line-break/>Konvertiert eine *.odt Datei in eine temporäre .*.ovd Datei. Es müssen Tags entfernt bzw. umformatiert werden.</text:p>
          </text:list-item>
          <text:list-item>
            <text:p text:style-name="P18"><text:span text:style-name="T8">convert_to_txt</text:span><text:line-break/>int convert_to_txt(char** path, char **destpath);<text:line-break/>path: Pfad der ovd Datei<text:line-break/>destpath: Pfad der txt Datei<text:line-break/><text:line-break/>Konvertiert eine ovd Datei in eine Text Datei. Alle Tags müssen entfernt werden.<text:line-break/>Ist „path“ eine odt Datei, wird zuvor convert_to_ovd aufgerufen</text:p>
          </text:list-item>
          <text:list-item>
            <text:p text:style-name="P18"><text:span text:style-name="T8">read_ovd<text:line-break/></text:span><text:span text:style-name="T9">int read_ovd(char** path);<text:line-break/>path: Pfad der ovd Datei<text:line-break/><text:line-break/>Ließt eine *.ovd Datei vollständig ein und zeigt diese am Bildschirm an. Hier müssen Formatierungen – wie Farbe, Hyperlinks, Grafiken etc – dargestellt werden. Ist „path“ eine .odt Datei, wird sie mit convert_to_ovd erst konvertiert.</text:span></text:p>
          </text:list-item>
          <text:list-item>
            <text:p text:style-name="P18"><text:span text:style-name="T8">export</text:span><text:span text:style-name="T9"><text:line-break/>int export(char** path, char** destpath);<text:line-break/>path: Pfad der temporären ovd Datei, die bei convert_to_ovd angelegt wurde, bzw. Pfad der Textdatei, die bei convert_to_txt angelegt wurde<text:line-break/>destpath: Pfad der Zieldatei<text:line-break/><text:line-break/>Kopiert die temporäre ovd/txt Datei in eine reguläre, sichtbare Datei<text:line-break/>Die Funktion hat zu erkennen, ob „path“ eine ovd oder eine txt Datei ist, und die Dateiendung von „destpath“ entsprechend anzupassen.</text:span><text:line-break/></text:p>
          </text:list-item>
        </text:list>
        <text:h text:style-name="Heading_20_3" text:outline-level="3">Erweiterte Funktionen:</text:h>
        <text:list text:style-name="L3">
          <text:list-item>
            <text:p text:style-name="P19"><text:span text:style-name="T8">load_cfg</text:span><text:line-break/>int load_cfg();<text:line-break/><text:line-break/>Lädt die Konfigurationsdateien und speichert die Werte in Umgebungsvariablen (siehe „Konfigurationsdateien“ und „Umgebungsvariable“)</text:p>
          </text:list-item>
          <text:list-item>
            <text:p text:style-name="P19"><text:span text:style-name="T8">print</text:span><text:line-break/>int print(char** path);<text:line-break/>path: Pfad der ovd/txt Datei<text:line-break/><text:line-break/>Druckt eine Datei<text:line-break/>ist „path“ eine ovd Datei, wird sie zuerst mithilfe von convert_to_txt konvertiert und dann gedruckt.<text:line-break/>Der Druckvorgang erfolgt mithilfe von bereits installierten und konfigurierten Programmen, die mittels System-Call aufgerufen werden.</text:p>
          </text:list-item>
          <text:list-item>
            <text:p text:style-name="P19"><text:span text:style-name="T8">view_gfx<text:line-break/></text:span><text:span text:style-name="T9">int view_gfx(char** path);</text:span><text:line-break/>int view_gfx(char** path, char** alt_text);<text:line-break/>path: Pfad der Grafik<text:line-break/>alt_text: Text, der unterhalb der Grafik angezeigt werden soll.<text:line-break/><text:line-break/>Diese Funktion wird aufgerufen, wenn mit dem Cursor auf einen Link einer Grafik gedrückt wird.<text:line-break/><text:line-break/>Realisiert soll es mithilfe eines eigenen Frames, der in der Benutzeroberfläche angezeigt wird, werden; dh. wenn die Grafik angezeigt wird, ist der weitere Text nicht sichtbar. <text:s/></text:p>
          </text:list-item>
          <text:list-item>
            <text:p text:style-name="P19"><text:span text:style-name="T8">load_lang</text:span><text:line-break/>int load_lang(char** path);<text:line-break/>path: Pfad der Sprachdatei<text:line-break/><text:line-break/>Wird beim Programmstart aufgerufen. Die in der Sprachdatei definierten Wörter werden in globale Variable geladen.</text:p>
          </text:list-item>
          <text:list-item>
            <text:p text:style-name="P20">load_keyb</text:p>
            <text:p text:style-name="P19">int load_keyb();<text:line-break/><text:line-break/>Lädt und aktiviert die in keybindings.config definierten Keybindings</text:p>
          </text:list-item>
          <text:list-item>
            <text:p text:style-name="P20">log</text:p>
            <text:p text:style-name="P19">int log(int err);<text:line-break/>err: Fehlercode<text:line-break/><text:line-break/>Hier werden (ausschließlich) Fehlermeldungen mitgeloggt.<text:line-break/>Sobald der Returnwert einer Funktion ungleich 0 ist, wird log aufgerufen.<text:line-break/>Das Logformat für Fehlermeldungen sieht folgendermaßen aus:<text:line-break/>YYYYMMDDHHMMSS-ERR-DESC<text:line-break/>YYYYMMDDHHMMSS: Datum + Uhrzeit<text:line-break/>ERR: Fehlercode (Integer)<text:line-break/>DESC: Beschreibung des Fehlers <text:line-break/>siehe auch „Fehlercodes“<text:line-break/><text:line-break/>Der Pfad der Log-Datei ist ebenfalls in einer Umgebungsvariable gespeichert. Im möglichen Fehlerfall (zB keine Berechtigung) soll nach ~/.ooview.error.log geloggt werden.</text:p>
          </text:list-item>
        </text:list>
        <text:p text:style-name="Text_20_body"/>
        <text:h text:style-name="Heading_20_2" text:outline-level="2">Returnwerte der Funktionen:</text:h>
        <table:table table:name="returnwerte" table:style-name="returnwerte">
          <table:table-column table:style-name="returnwerte.A"/>
          <table:table-column table:style-name="returnwerte.B"/>
          <table:table-header-rows>
            <table:table-row>
              <table:table-cell table:style-name="returnwerte.A1" office:value-type="string">
                <text:p text:style-name="Table_20_Heading">Wert</text:p>
              </table:table-cell>
              <table:table-cell table:style-name="returnwerte.B1" office:value-type="string">
                <text:p text:style-name="Table_20_Heading">Beschreibung</text:p>
              </table:table-cell>
            </table:table-row>
          </table:table-header-rows>
          <table:table-row>
            <table:table-cell table:style-name="returnwerte.A2" office:value-type="string">
              <text:p text:style-name="Table_20_Contents">0</text:p>
            </table:table-cell>
            <table:table-cell table:style-name="returnwerte.B2" office:value-type="string">
              <text:p text:style-name="Table_20_Contents">Erfolg</text:p>
            </table:table-cell>
          </table:table-row>
          <table:table-row>
            <table:table-cell table:style-name="returnwerte.A2" office:value-type="string">
              <text:p text:style-name="Table_20_Contents">1</text:p>
            </table:table-cell>
            <table:table-cell table:style-name="returnwerte.B2" office:value-type="string">
              <text:p text:style-name="Table_20_Contents">odt – Datei nicht gefunden</text:p>
            </table:table-cell>
          </table:table-row>
          <table:table-row>
            <table:table-cell table:style-name="returnwerte.A2" office:value-type="string">
              <text:p text:style-name="Table_20_Contents">2</text:p>
            </table:table-cell>
            <table:table-cell table:style-name="returnwerte.B2" office:value-type="string">
              <text:p text:style-name="Table_20_Contents">ovd – Datei nicht gefunden</text:p>
            </table:table-cell>
          </table:table-row>
          <table:table-row>
            <table:table-cell table:style-name="returnwerte.A2" office:value-type="string">
              <text:p text:style-name="Table_20_Contents">3</text:p>
            </table:table-cell>
            <table:table-cell table:style-name="returnwerte.B2" office:value-type="string">
              <text:p text:style-name="Table_20_Contents">keine Berechtigung, odt – Datei zu öffnen</text:p>
            </table:table-cell>
          </table:table-row>
          <table:table-row>
            <table:table-cell table:style-name="returnwerte.A2" office:value-type="string">
              <text:p text:style-name="Table_20_Contents">4</text:p>
            </table:table-cell>
            <table:table-cell table:style-name="returnwerte.B2" office:value-type="string">
              <text:p text:style-name="Table_20_Contents">keine Berechtigung, ovd – Datei zu öffnen</text:p>
            </table:table-cell>
          </table:table-row>
          <table:table-row>
            <table:table-cell table:style-name="returnwerte.A2" office:value-type="string">
              <text:p text:style-name="Table_20_Contents">5</text:p>
            </table:table-cell>
            <table:table-cell table:style-name="returnwerte.B2" office:value-type="string">
              <text:p text:style-name="Table_20_Contents">odt – Dateifehlerhaft</text:p>
            </table:table-cell>
          </table:table-row>
          <table:table-row>
            <table:table-cell table:style-name="returnwerte.A2" office:value-type="string">
              <text:p text:style-name="Table_20_Contents">6</text:p>
            </table:table-cell>
            <table:table-cell table:style-name="returnwerte.B2" office:value-type="string">
              <text:p text:style-name="Table_20_Contents">ovd –Datei fehlerhaft</text:p>
            </table:table-cell>
          </table:table-row>
          <table:table-row>
            <table:table-cell table:style-name="returnwerte.A2" office:value-type="string">
              <text:p text:style-name="Table_20_Contents">7</text:p>
            </table:table-cell>
            <table:table-cell table:style-name="returnwerte.B2" office:value-type="string">
              <text:p text:style-name="Table_20_Contents">konnte ovd – Datei nicht schreiben (Datenträger voll / keine Berechtigung)</text:p>
            </table:table-cell>
          </table:table-row>
          <table:table-row>
            <table:table-cell table:style-name="returnwerte.A2" office:value-type="string">
              <text:p text:style-name="Table_20_Contents">8</text:p>
            </table:table-cell>
            <table:table-cell table:style-name="returnwerte.B2" office:value-type="string">
              <text:p text:style-name="Table_20_Contents">konnte txt – Datei nicht schreiben (Datenträger voll / keine Berechtigung)</text:p>
            </table:table-cell>
          </table:table-row>
          <table:table-row>
            <table:table-cell table:style-name="returnwerte.A2" office:value-type="string">
              <text:p text:style-name="Table_20_Contents">9</text:p>
            </table:table-cell>
            <table:table-cell table:style-name="returnwerte.B2" office:value-type="string">
              <text:p text:style-name="Table_20_Contents">System – Call Returnwert nicht 0 (zB Befehl nicht gefunden)</text:p>
            </table:table-cell>
          </table:table-row>
          <table:table-row>
            <table:table-cell table:style-name="returnwerte.A2" office:value-type="string">
              <text:p text:style-name="Table_20_Contents">10</text:p>
            </table:table-cell>
            <table:table-cell table:style-name="returnwerte.B2" office:value-type="string">
              <text:p text:style-name="Table_20_Contents">Log – Datei konnte nicht geschrieben werden</text:p>
            </table:table-cell>
          </table:table-row>
          <table:table-row>
            <table:table-cell table:style-name="returnwerte.A2" office:value-type="string">
              <text:p text:style-name="Table_20_Contents">11</text:p>
            </table:table-cell>
            <table:table-cell table:style-name="returnwerte.B2" office:value-type="string">
              <text:p text:style-name="Table_20_Contents">Sprachdatei nicht gefunden</text:p>
            </table:table-cell>
          </table:table-row>
          <table:table-row>
            <table:table-cell table:style-name="returnwerte.A2" office:value-type="string">
              <text:p text:style-name="Table_20_Contents">12</text:p>
            </table:table-cell>
            <table:table-cell table:style-name="returnwerte.B2" office:value-type="string">
              <text:p text:style-name="Table_20_Contents">kein externes Programm definiert (zB für Grafiken)</text:p>
            </table:table-cell>
          </table:table-row>
          <table:table-row>
            <table:table-cell table:style-name="returnwerte.A2" office:value-type="string">
              <text:p text:style-name="Table_20_Contents">13</text:p>
            </table:table-cell>
            <table:table-cell table:style-name="returnwerte.B2" office:value-type="string">
              <text:p text:style-name="Table_20_Contents">andere Fehler</text:p>
            </table:table-cell>
          </table:table-row>
        </table:table>
        <text:p text:style-name="Text_20_body"/>
        <text:p text:style-name="Text_20_body">int ret=read_ovd(path);<text:line-break/>if (ret != 0)<text:line-break/> <text:s/>log(ret);</text:p>
        <text:h text:style-name="Heading_20_1" text:outline-level="1">Konfigurationsdateien</text:h>
        <text:h text:style-name="Heading_20_2" text:outline-level="2">Pfade</text:h>
        <text:p text:style-name="P17">Programmkonfiguration</text:p>
        <text:p text:style-name="Text_20_body">Pfad der globalen Konfiguration: /etc/ooview.conf</text:p>
        <text:p text:style-name="Text_20_body">Pfad der lokalen Konfiguration: ~/.ooview.conf</text:p>
        <text:p text:style-name="P17">Konfiguration der Keybindings:</text:p>
        <text:p text:style-name="Text_20_body">Pfad der globalen Konfiguration: /etc/ooview.keybindings</text:p>
        <text:p text:style-name="Text_20_body">Pfad der lokalen Konfiguration: ~/.ooview.keybindings</text:p>
        <text:p text:style-name="Text_20_body">Erst werden die globalen Konfigurationen eingelesen, danach die lokalen Konfigurationen des Benutzers.</text:p>
        <text:p text:style-name="Text_20_body">So wird sichergestellt, dass die Benutzerkonfiguration „Vorrang“ hat.</text:p>
        <text:h text:style-name="Heading_20_2" text:outline-level="2">Aufbau der Konfigurationsdateien</text:h>
        <text:p text:style-name="Text_20_body">In den Konfigurationsdateien werden Umgebungsvariable gespeichert, um beim späteren Programmaufruf wieder verwendet werden zu können.</text:p>
        <text:p text:style-name="Text_20_body">Syntax der Konfigurationsdateien:</text:p>
        <text:p text:style-name="Text_20_body">&lt;OPTION&gt;=“value“</text:p>
        <text:p text:style-name="Text_20_body">beispielsweise:</text:p>
        <text:p text:style-name="Text_20_body">DEF_LANG=“de_AT.lang“<text:line-break/>PRINTING_CMD=“lp -n 4“</text:p>
        <text:p text:style-name="Text_20_body">Ist eine Umgebungsvariable nicht gesetzt, wird dafür ein Default-Wert angenommen.</text:p>
        <text:h text:style-name="Heading_20_2" text:outline-level="2">Aufbau der Keybindings-Konfigurationsdateien</text:h>
        <text:p text:style-name="Text_20_body">bind &lt;KEYSTROKE&gt; = &lt;ACTION&gt;</text:p>
        <text:p text:style-name="Text_20_body">zum Beispiel:</text:p>
        <text:p text:style-name="Text_20_body">bind „Ctrl-F“ = „find“</text:p>
        <text:p text:style-name="Text_20_body">Wobei &lt;ACTION&gt; ein Kommando von folgenden sein kann:</text:p>
        <text:p text:style-name="Text_20_body">find; find-back; find-nexe; quit; reload; document-info; menu; open; close; print; export</text:p>
        <text:h text:style-name="Heading_20_1" text:outline-level="1">Umgebungsvariable</text:h>
        <text:p text:style-name="Text_20_body">Umgebungsvariable dienen zum schnellen und unproblematischen Zugriff auf Optionen.</text:p>
        <text:p text:style-name="Text_20_body">Folgende Umgebungsvariable sollen gesetzt werden:</text:p>
        <text:list text:style-name="L4">
          <text:list-item>
            <text:p text:style-name="P21">DEF_LANG<text:tab/><text:tab/>Sprachdatei, die beim Programmstart geladen wird</text:p>
          </text:list-item>
          <text:list-item>
            <text:p text:style-name="P21">PRINTING_CMD<text:tab/>Programm, mit dem gedruckt wird</text:p>
          </text:list-item>
          <text:list-item>
            <text:p text:style-name="P21">GFX_CMD<text:tab/><text:tab/>Programm, mit dem Grafiken angezeigt werden</text:p>
          </text:list-item>
          <text:list-item>
            <text:p text:style-name="P21">GLB_LOG<text:tab/><text:tab/>Pfad der globalen Logdatei</text:p>
          </text:list-item>
          <text:list-item>
            <text:p text:style-name="P21">LOK_LOG<text:tab/><text:tab/>Pfad der lokalen Logdatei (wird verwendet, wenn <text:tab/><text:tab/><text:tab/><text:tab/><text:tab/>GLB_LOG nicht beschreibbar ist)</text:p>
          </text:list-item>
          <text:list-item>
            <text:p text:style-name="P21">TABSIZE<text:tab/><text:tab/><text:tab/>Anzahl der Leerzeichen, die für &lt;tab&gt; eingesetzt <text:tab/><text:tab/><text:tab/><text:tab/><text:tab/>werden</text:p>
          </text:list-item>
        </text:list>
        <text:h text:style-name="P22" text:outline-level="1">Fachliche Anforderungen</text:h>
        <text:h text:style-name="P16" text:outline-level="2">Anzeige von Dokumenten</text:h>
        <text:p text:style-name="P23">Es macht keinen Sinn, Seitenumbrüche anzuzeigen.</text:p>
        <text:p text:style-name="P23">Kopf – und Fußzeilen sollen ober – und unterhalb des Dokumentes in einem eigenen Frame angezeigt werden.</text:p>
        <text:h text:style-name="P24" text:outline-level="3">Anzeige von Text und Tabellen</text:h>
        <text:p text:style-name="Text_20_body">Formatierungen, die in der Konsole dargestellt werden können, wie zum Beispiel Tabellen, Schriftfarbe, Absätze und Einrückungen, müssen korrekt angezeigt werden.</text:p>
        <text:p text:style-name="Text_20_body">Schriftgrößen, Schriftarten und erweiterte Formatierungen – wie zum Beispiel kursive Texte – können nicht unterstützt werden, es kann nur die Standardschriftart des Systems verwendet werden, weil unter Terminals anderes nicht möglich ist.</text:p>
        <text:p text:style-name="Text_20_body">Tabellen können durch ASCII-Zeichen dargestellt werden (siehe unten).</text:p>
        <text:p text:style-name="Text_20_body">Da Schriftgrößen nicht unterstützt werden können, sollte der Text ab der Schriftröße „16“ fett gedruckt werden. Dies ist die einzige Möglichkeit, wichtige Textteile durch ihre Größe hervorzuheben.</text:p>
        <text:p text:style-name="Text_20_body">Es ist auch möglich, unterstrichenen Text anzuzeigen.</text:p>
        <text:p text:style-name="Text_20_body"/>
        <text:p text:style-name="Text_20_body">Da ein Terminal standardgemäß die Auflösung 80x25 besitzt, ist es sehr wahrscheinlich, dass bei längeren Texten in Tabellenzellen Probleme bei der Anzeige auftreten. Daher wird erst die ganze Tabelle ohne Inhalt in optimaler Größe auf den Bildschirm gezeichnet, dann werden Zelle für Zelle die Texte eingefügt. Hat ein Text in einer Zelle nicht Platz, wird er abgeschnitten und kann angezeigt werden, indem man den Cursor auf diese Zelle platziert.</text:p>
        <text:p text:style-name="Text_20_body">Die Zellenhöhe ist eher unwichtig, die Spaltenbreite kann durch 80/Anzahl der Spalten errechnet werden.</text:p>
        <text:p text:style-name="Text_20_body">Beispiel:<text:line-break/>Der Text in der zweiten Spalte der ersten Zeile ist zu lang, daher wird er abgeschnitten:</text:p>
        <text:p text:style-name="P25">+-------------------------------+<text:line-break/>|text <text:s text:c="2"/>|zu lang|anderes|gar nix+<text:line-break/>+-------+-------+-------+-------+<text:line-break/>|text2 <text:s/>| asdfw | asdf e| asdf <text:s/>+<text:line-break/>+-------+-------+-------+-------+</text:p>
        <text:p text:style-name="Text_20_body">Wird der Cursor auf diese Zelle positioniert, ist der ganze Text sichtbar, und wird zur besseren Lesbarkeit hervorgehoben:</text:p>
        <text:p text:style-name="Text_20_body"><text:span text:style-name="T10">+-------------------------------+<text:line-break/>|text <text:s text:c="2"/>|</text:span><text:span text:style-name="T11">zu langer text</text:span><text:span text:style-name="T10">s|gar nix+<text:line-break/>+-------+-------+-------+-------+<text:line-break/>|text2 <text:s/>| asdfw | asdf e| asdf <text:s/>+<text:line-break/>+-------+-------+-------+-------+</text:span></text:p>
        <text:h text:style-name="P24" text:outline-level="3">Anzeige von Grafiken</text:h>
        <text:p text:style-name="Text_20_body">Grafiken können, wie in Punkt „3.1 – Anforderungen an die Systemplattform“ erläutert, mithilfe von externen Programmen angezeigt werden.</text:p>
        <text:p text:style-name="Text_20_body">Diese sind optional zu installieren und müssen gegebenenfalls richtig konfiguriert werden.</text:p>
        <text:p text:style-name="Text_20_body">Im Dokument werden Grafiken durch das Schlüsselwort „gfx:&lt;dateiname&gt;“ angezeigt.</text:p>
        <text:p text:style-name="Text_20_body">Diese „Links“ können mit den Cursor-Tasten oder optional mit der Maus angeklickt werden. Die Grafik erscheint in einem neuen Fenster, der eigentliche Text ist also nicht mehr sichtbar. Unter der Grafik sollen der Dateiname und optional ein alternativer Text, der in der Openoffice Datei gespeichert werden kann, ersichtlich sein.</text:p>
        <text:h text:style-name="P24" text:outline-level="3">Anzeige von Formeln</text:h>
        <text:p text:style-name="Text_20_body">Formeln sollen als Text und nicht als Grafik angezeigt werden.</text:p>
        <text:p text:style-name="Text_20_body">Beispiel:</text:p>
        <text:p text:style-name="Text_20_body">Aus</text:p>
        <text:p text:style-name="Text_20_body"><draw:frame draw:style-name="fr2" draw:name="Object1" text:anchor-type="as-char" svg:width="1.334cm" svg:height="0.998cm" draw:z-index="0"><draw:object xlink:href="./Object 1" xlink:type="simple" xlink:show="embed" xlink:actuate="onLoad"/><draw:image xlink:href="./ObjectReplacements/Object 1" xlink:type="simple" xlink:show="embed" xlink:actuate="onLoad"/></draw:frame></text:p>
        <text:p text:style-name="Text_20_body">wird:</text:p>
        <text:p text:style-name="Text_20_body"><text:span text:style-name="T10">(a/b)(xy) </text:span>oder<text:span text:style-name="T10"> axy/b</text:span></text:p>
        <text:p text:style-name="P25"/>
        <text:p text:style-name="Text_20_body">Funktionen, wie zum Beispiel Quadratwurzel aus 2, werden folgendermaßen angezeigt:</text:p>
        <text:p text:style-name="P25">sqrt(2)</text:p>
        <text:h text:style-name="P26" text:outline-level="3">Anzeige von Aufzählungspunkten</text:h>
        <text:p text:style-name="Text_20_body">Nummerierungen sind in OpenOffice auf verschiedener Art und Weise möglich.</text:p>
        <text:p text:style-name="Text_20_body">Aufzählungspunkte mit Zahlen oder Buchstaben werden in ooview auch so dargestellt. </text:p>
        <text:p text:style-name="Text_20_body">Aufzählungspunkte mit Bullets, Pfeilen oder anderen Grafiken werden in ooview durch Sterne „*“ oder Bindestriche „-“ dargestellt.</text:p>
        <text:h text:style-name="P16" text:outline-level="2">Exportfunktion</text:h>
        <text:p text:style-name="Text_20_body">Die temporäre Datei, die beim Öffnen einer OpenDocument Datei automatisch erzeugt wird, kann hier auf der Festplatte abgespeichert werden, um später wieder zugänglich zu sein.</text:p>
        <text:p text:style-name="Text_20_body">Das konvertierte Dokument wird in einer Datei „.ovd“ gespeichert. Diese ist gepackt und komprimiert und enthält eine Textdatei, eine Datei mit Meta-Informationen des Dokumentes und alle Grafiken. Die Textdatei enthält Tags, ähnlich wie html-Code, die Formatierungen kennzeichnen.</text:p>
        <text:p text:style-name="Text_20_body">Dadurch wird es möglich, anstelle der größeren OpenDocument Datei, eine kleine Datei zu speichern, welche beim späteren Anzeigen nicht erst konvertiert werden muss.</text:p>
        <text:p text:style-name="Text_20_body">Ein Wiederherstellen der ursprünglichen OpenDocument Datei ist dadurch nicht mehr möglich.</text:p>
        <text:p text:style-name="Text_20_body">siehe auch Punkt „6.2 – OpenOfficeView Format“</text:p>
        <text:h text:style-name="P16" text:outline-level="2">Importfunktion</text:h>
        <text:p text:style-name="Text_20_body">Hiermit werden die exportierten .ovd – Datei wieder importiert und ausgelesen (am Bildschirm angezeigt). <text:s/>Exportieren macht hier natürlich keinen Sinn (weil der Inhalt der Datei nicht mehr verändert wird), deshalb soll es auch nicht verfügbar sein (dafür aber „Speichern als“, was die Datei praktischerweise nur zu kopieren braucht). Die Datei kann dann angezeigt, als Text-Datei exportiert oder gedruckt werden.</text:p>
        <text:h text:style-name="P16" text:outline-level="2">Druckfunktion</text:h>
        <text:p text:style-name="Text_20_body">Es soll möglich sein, die vereinfachten Dokumente mittels externen Programmen (Stichwort „lp“) zu drucken. Hierfür muss der Drucker natürlich konfiguriert werden.</text:p>
        <text:h text:style-name="P27" text:outline-level="1">Technische Anforderungen</text:h>
        <text:p text:style-name="Text_20_body">Um ooview auszuführen, wird selbstverständlich eine OpenDocument Datei – wie zum Beispiel „test.odt“ – benötigt.</text:p>
        <text:h text:style-name="P16" text:outline-level="2">Anforderungen an die Systemplattform</text:h>
        <text:p text:style-name="Text_20_body">Es wird ein Unix/Linux Betriebssystem benötigt, um ooview zu kompilieren und auszuführen. </text:p>
        <text:p text:style-name="Text_20_body">Weiters müssen folgende Pakete installiert werden:</text:p>
        <text:list text:style-name="WW8Num1">
          <text:list-item>
            <text:p text:style-name="P28"><text:span text:style-name="T8">ncurses</text:span>: zum Anzeigen der Benutzeroberfläche</text:p>
          </text:list-item>
          <text:list-item>
            <text:p text:style-name="P28"><text:span text:style-name="T8">zziplib</text:span>: zum Entpacken der OpenDocument Datei</text:p>
          </text:list-item>
          <text:list-item>
            <text:p text:style-name="P28"><text:span text:style-name="T8">tar, bzip2</text:span>: zum Packen und Komprimieren der ovd-Dateien</text:p>
          </text:list-item>
        </text:list>
        <text:p text:style-name="Text_20_body"/>
        <text:p text:style-name="Text_20_body">Folgende Pakete können optional verwendet werden, um die gewünschte Funktionalität zu erreichen:</text:p>
        <text:list text:style-name="WW8Num2">
          <text:list-item>
            <text:p text:style-name="P29"><text:span text:style-name="T8">fbi / fbida / fbv / aview</text:span>: zur Darstellung von Grafiken </text:p>
          </text:list-item>
          <text:list-item>
            <text:p text:style-name="P29"><text:span text:style-name="T8">lp</text:span>: zum Drucken der angezeigten Dokumente</text:p>
          </text:list-item>
          <text:list-item>
            <text:p text:style-name="P29"><text:span text:style-name="T8">gpm</text:span>: Maustreiber für die Konsole</text:p>
          </text:list-item>
        </text:list>
        <text:p text:style-name="Text_20_body">Zur Darstellung von Grafiken mit fbi / fbida / fbv muss ein Framebuffer-Device für die Konsole konfiguriert sein. </text:p>
        <text:h text:style-name="P22" text:outline-level="1">Nutzen</text:h>
        <text:p text:style-name="Text_20_body">OpenOffice hat in seiner Komplexität einige Nachteile:</text:p>
        <text:list text:style-name="WW8Num3">
          <text:list-item>
            <text:p text:style-name="P30"><text:span text:style-name="T8">Geschwindigkeit</text:span><text:line-break/>Sehr lange Ladezeiten, insbesondere auf älteren Rechnern.<text:line-break/>Hohe Speicherauslastung.</text:p>
          </text:list-item>
          <text:list-item>
            <text:p text:style-name="P30"><text:span text:style-name="T8">Abhängigkeiten</text:span><text:line-break/>Die Installation benötigt viele andere Ressourcen, die zusätzlich installiert werden müssen.</text:p>
          </text:list-item>
          <text:list-item>
            <text:p text:style-name="P30"><text:span text:style-name="T8">Anforderungen an die Systemplattform</text:span><text:line-break/>Es werden ein laufender X-Server und ein Window Manager benötigt. Diese haben widerum eigene Anforderungen.</text:p>
          </text:list-item>
        </text:list>
        <text:p text:style-name="Text_20_body">Ooview soll durch verringerte Funktionalität diese Nachteile beseitigen.</text:p>
        <text:p text:style-name="Text_20_body">Der eigentliche Nutzen des Programmes ist es also, OpenDocument Dateien <text:span text:style-name="T8">schnell, einfach</text:span> und <text:span text:style-name="T8">ressourcensparend</text:span> anzuzeigen. </text:p>
        <text:p text:style-name="Text_20_body">Durch eine GPL – Lizenzierung soll es frei und für jedermann zugänglich sein.</text:p>
        <text:h text:style-name="P22" text:outline-level="1">Voraussetzungen</text:h>
        <text:p text:style-name="Text_20_body">Die Entwicklung setzt folgende Umstände voraus:</text:p>
        <text:p text:style-name="Text_20_body">Zur Kompilation müssen folgende Tools installiert sein:</text:p>
        <text:list text:style-name="WW8Num4">
          <text:list-item>
            <text:p text:style-name="P31"><text:span text:style-name="T12">gcc</text:span><text:span text:style-name="T13">: The GNU Compiler Collection. Includes C/C++, java compilers, pie+ssp extensions, Haj Ten Brugge runtime bounds checking</text:span></text:p>
          </text:list-item>
          <text:list-item>
            <text:p text:style-name="P31"><text:span text:style-name="T12">make</text:span><text:span text:style-name="T13">: Standard tool to compile source trees</text:span></text:p>
          </text:list-item>
          <text:list-item>
            <text:p text:style-name="P31"><text:span text:style-name="T12">bzip2</text:span><text:span text:style-name="T13">: <text:s/>A high-quality data compressor used extensively by Gentoo Linux</text:span></text:p>
          </text:list-item>
        </text:list>
        <text:p text:style-name="Text_20_body">Es wurde ein SVN – Repository bei BerliOS eingerichtet (<text:a xlink:type="simple" xlink:href="https://developer.berlios.de/svn/?group_id=5573"><text:span text:style-name="Internet_20_link">http://developer.berlios.de/svn/?group_id=5573</text:span></text:a>). Folglich muss svn bzw. ein Frontend dafür installiert sein, wie zum Beispiel:</text:p>
        <text:list text:style-name="WW8Num5">
          <text:list-item>
            <text:p text:style-name="P32"><text:span text:style-name="T12">rapidsvn</text:span><text:span text:style-name="T13">: Cross-platform GUI front-end for the Subversion revision system</text:span></text:p>
          </text:list-item>
          <text:list-item>
            <text:p text:style-name="P32"><text:span text:style-name="T12">esvn</text:span><text:span text:style-name="T13">: GUI frontend to the Subversion revision system</text:span></text:p>
          </text:list-item>
        </text:list>
        <text:p text:style-name="Text_20_body">Um die optionalen Funktionen testen zu können, müssen auf dem jeweiligen Testrechner die unter „6.1 Technische Anforderungen an die Systemplattform“ angegebenen Programme installiert sein.</text:p>
        <text:h text:style-name="P22" text:outline-level="1">Die Formate</text:h>
        <text:h text:style-name="P16" text:outline-level="2">OpenDocument-Format - Technische Beschreibung</text:h>
        <text:p text:style-name="Text_20_body">Die Speicherung der Dokumentinhalte erfolgt in dem Java-Archive-Format. Es handelt sich dabei um eine ZIP-Datei mit speziellen Einträgen in diesem Archiv. Die Dateiendung eines Java-Archivs ist <text:span text:style-name="T14">.jar</text:span>, jedoch werden für OpenDocument-Dateien spezielle Dateiendungen wie zum Beispiel <text:span text:style-name="T14">.odt</text:span> verwendet.</text:p>
        <text:p text:style-name="Text_20_body">Grundsätzlich enthält jede OpenDocument-Datei in dem Archiv den Ordner <text:span text:style-name="T14">meta-inf</text:span> mit der Datei <text:span text:style-name="T14">manifest.xml</text:span>. Die <text:span text:style-name="T14">manifest.xml</text:span> listet alle weiteren Dateien in der OpenDocument-Datei mit dem Mime Typen auf. Alle weitere Dateien in der OpenDocument-Datei sind üblicherweise komprimierte XML-Dateien, die eine Dokumentstruktur, den Dokumentinhalt, die Dokumentstile und Dokumenteinstellungen beschreiben. Weiterhin werden Multimediadateien, wie zum Beispiel Bilder, Filme und Musikdateien mit ihrem Binärformat, gegebenenfalls komprimiert, in der OpenDocument-Datei gespeichert.</text:p>
        <text:h text:style-name="P16" text:outline-level="2">Ooview – ovd – Format</text:h>
        <text:p text:style-name="Text_20_body">Die <text:span text:style-name="T10">.ovd</text:span> Datei ist ein mit bzip2 komprimiertes tar-Archiv. Es enthält die Dateien <text:span text:style-name="T10">content.odd, meta.inf</text:span> und Multimediadateien wie Bilder, Filme und Musikdateien.</text:p>
        <text:p text:style-name="Text_20_body">Aus dieser Datei kann die ursprüngliche Datei nicht mehr gewonnen werden.</text:p>
        <text:p text:style-name="Text_20_body">Die Datei <text:span text:style-name="T10">content.odd</text:span> enthält Tags, ähnlich wie html-Code, mit dessen Hilfe Formatierungen gespeichert werden können. Alles, was am Bildschirm angezeigt wird, wird in dieser Datei festgelegt.</text:p>
        <text:p text:style-name="P33">Textformatierungen:</text:p>
        <text:p text:style-name="P34">&lt;fgcolor=”red”&gt;This is a red Text now&lt;/fgcolor&gt;This text is document default color</text:p>
        <text:p text:style-name="P34">&lt;bgcolor=”black”&gt;Text with black background&lt;/bgcolor&gt;</text:p>
        <text:p text:style-name="P34">&lt;bold&gt;Bold Text&lt;/bold&gt; #Fett</text:p>
        <text:p text:style-name="P34">&lt;ul&gt;This Text is underlined&lt;/ul&gt; #unterstrichen</text:p>
        <text:p text:style-name="P34">&lt;pb&gt; #Pagebreak, Seitenumbruch</text:p>
        <text:p text:style-name="P34">&lt;tab&gt; #Tabulator</text:p>
        <text:p text:style-name="P35">Hyperlinks:</text:p>
        <text:p text:style-name="Text_20_body"><text:span text:style-name="T10">&lt;url=“</text:span><text:a xlink:type="simple" xlink:href="http://someurl.com/"><text:span text:style-name="T15">http://someurl.com“</text:span></text:a><text:span text:style-name="T10">&gt;Text&lt;url&gt; #Hyperlink mit alternativem Text</text:span></text:p>
        <text:p text:style-name="P34">&lt;url&gt;<text:a xlink:type="simple" xlink:href="http://someurl.com/"><text:span text:style-name="T15">http://someurl.com</text:span></text:a><text:span text:style-name="T10">&lt;/url&gt; #Hyperlink mit Url als Text</text:span></text:p>
        <text:p text:style-name="P25">&lt;gfx=“imagename.png“&gt; #Grafik</text:p>
        <text:p text:style-name="P35">Aufzählungspunkte:</text:p>
        <text:p text:style-name="Text_20_body"><text:span text:style-name="T10">&lt;list=“char“&gt;<text:line-break/><text:tab/>&lt;point&gt;first&lt;/point&gt;<text:line-break/><text:tab/>&lt;point&gt;second&lt;/point&gt;<text:line-break/>&lt;/list&gt; <text:line-break/></text:span>wobei char das Aufzählungszeichen ist, zB „-“ „+“ „*“</text:p>
        <text:p text:style-name="P35">Tabellen:</text:p>
        <text:p text:style-name="P25">&lt;table rows=“5“ columns=“2“&gt;<text:line-break/><text:tab/>&lt;cell&gt;text in der ersten zeile, ersten spalte&lt;/cell&gt;<text:line-break/><text:tab/>&lt;cell&gt;text in der ersten zeile, zweiten spalte&lt;/cell&gt;<text:line-break/><text:tab/>&lt;cell&gt;text in der zweiten zeile, ersten spalte&lt;/cell&gt;<text:line-break/><text:tab/>...<text:line-break/>&lt;/table&gt;</text:p>
        <text:p text:style-name="P25"/>
        <text:p text:style-name="Text_20_body">Es ist selbsterklärend, dass manche Tags geschachtelt werden können müssen.</text:p>
        <text:p text:style-name="Text_20_body"/>
        <text:p text:style-name="Text_20_body">Die <text:span text:style-name="T10">meta.inf</text:span> enthält Informationen über das Dokument: </text:p>
        <text:list text:style-name="WW8Num7">
          <text:list-item>
            <text:p text:style-name="P36">Autor</text:p>
          </text:list-item>
          <text:list-item>
            <text:p text:style-name="P36">Datum, Uhrzeit bei Erstellung</text:p>
          </text:list-item>
          <text:list-item>
            <text:p text:style-name="P36">Zeit, die zum Erstellen des (originalen) Dokumentes aufgewendet wurde</text:p>
          </text:list-item>
          <text:list-item>
            <text:p text:style-name="P36">Datum, an dem das (originale) Dokument letzens editiert wurde</text:p>
          </text:list-item>
          <text:list-item>
            <text:p text:style-name="P36">Signatur</text:p>
          </text:list-item>
          <text:list-item>
            <text:p text:style-name="P36">Beschreibung</text:p>
            <text:list>
              <text:list-item>
                <text:p text:style-name="P37">Titel</text:p>
              </text:list-item>
              <text:list-item>
                <text:p text:style-name="P37">Thema</text:p>
              </text:list-item>
              <text:list-item>
                <text:p text:style-name="P37">Schlüsselwörter</text:p>
              </text:list-item>
              <text:list-item>
                <text:p text:style-name="P37">Kommentare</text:p>
              </text:list-item>
            </text:list>
          </text:list-item>
          <text:list-item>
            <text:p text:style-name="P36">Statistik</text:p>
            <text:list>
              <text:list-item>
                <text:p text:style-name="P37">Seitenanzahl</text:p>
              </text:list-item>
              <text:list-item>
                <text:p text:style-name="P37">Zeilenanzahl</text:p>
              </text:list-item>
              <text:list-item>
                <text:p text:style-name="P37">Anzahl von Wörtern</text:p>
              </text:list-item>
              <text:list-item>
                <text:p text:style-name="P37">Anzahl von Zeichen</text:p>
              </text:list-item>
              <text:list-item>
                <text:p text:style-name="P37">Anzahl von Tabellen</text:p>
              </text:list-item>
              <text:list-item>
                <text:p text:style-name="P37">Anzahl von Grafiken</text:p>
              </text:list-item>
              <text:list-item>
                <text:p text:style-name="P37">Größe der Datei</text:p>
              </text:list-item>
              <text:list-item>
                <text:p text:style-name="P37">usw.</text:p>
              </text:list-item>
            </text:list>
          </text:list-item>
        </text:list>
        <text:h text:style-name="P22" text:outline-level="1">Benutzeroberfläche</text:h>
        <text:p text:style-name="Text_20_body">Der Benutzer wird mit einem freundlichen Splashscreen willkommen geheißen. Daraufhin befindet er sich im eigentlichen Programm, in dem, wenn beim Programmstart angegeben, bereits ein Dokument geladen wurde.</text:p>
        <text:p text:style-name="Text_20_body">Mit den Cursortasten, Bild auf, Bild ab oder dem Scrollrad der Maus soll <text:s/>das Dokument gescrollt werden können.</text:p>
        <text:p text:style-name="Text_20_body">Am unteren Bildschirmrand befindet sich eine Informationsleiste mit den Anzeigen:</text:p>
        <text:list text:style-name="WW8Num8">
          <text:list-item>
            <text:p text:style-name="P38">Dateiname</text:p>
          </text:list-item>
          <text:list-item>
            <text:p text:style-name="P38">URL, wenn Cursor auf einem Hyperlink oder einer Grafik ist</text:p>
          </text:list-item>
        </text:list>
        <text:p text:style-name="P39">Unmittelbar darüber (also unterhalb des Dokumentes) wird die Fußzeile (falls vorhanden) angezeigt; direkt über dem Dokument (unterhalb des Menüs) wird, falls vorhanden, die Kopfzeile angezeigt.</text:p>
        <text:p text:style-name="Text_20_body">Die Benutzeroberfläche von <text:span text:style-name="T1">ooview</text:span> enthält ein einzeiliges Menü in der ersten Zeile des Terminals. Mittels Pfeil- und Funktionstasten und Keybindings lassen sich diese einzelnen Menüs ansteuern. </text:p>
        <text:p text:style-name="Text_20_body">Die einzelnen Unterpunkte können auch durch Keybindings, die speziell angepasst werden können, aufgerufen werden. Diese werden dann neben den Unterpunkten angezeigt.</text:p>
        <text:p text:style-name="Text_20_body"/>
        <text:p text:style-name="Text_20_body">Eine halbgrafische Oberfläche lässt sich nur schwer zeichnen; hier der klägliche Versuch, es trotzdem zu tun:</text:p>
        <text:p text:style-name="Text_20_body"><draw:g text:anchor-type="as-char" draw:z-index="2" draw:style-name="gr1"><draw:custom-shape draw:style-name="gr2" draw:text-style-name="P40" svg:width="11.531cm" svg:height="5.449cm" svg:x="0cm" svg:y="0.829cm"><text:p text:style-name="P40">Eigentliches Dokument</text:p><text:p text:style-name="P40">blablabla</text:p><text:p text:style-name="P40"/><text:p text:style-name="P40">gfx=logo.png</text:p><text:p text:style-name="P40"/><text:p text:style-name="P40"/><draw:enhanced-geometry svg:viewBox="0 0 21600 21600" draw:glue-points="10800 0 0 10800 10800 21600 21600 10800" draw:type="flowchart-process" draw:enhanced-path="M 0 0 L 21600 0 21600 21600 0 21600 0 0 Z N"/></draw:custom-shape><draw:custom-shape draw:style-name="gr2" draw:text-style-name="P42" svg:width="11.831cm" svg:height="0.902cm" svg:x="0cm" svg:y="6.313cm"><text:p text:style-name="P41"><text:span text:style-name="T16">fußzeile</text:span></text:p><text:p text:style-name="P40"><text:span text:style-name="T16">dateiname usw</text:span></text:p><draw:enhanced-geometry svg:viewBox="0 0 21600 21600" draw:glue-points="10800 0 0 10800 10800 21600 21600 10800" draw:type="flowchart-process" draw:enhanced-path="M 0 0 L 21600 0 21600 21600 0 21600 0 0 Z N"/></draw:custom-shape><draw:custom-shape draw:style-name="gr2" draw:text-style-name="P43" svg:width="11.831cm" svg:height="0.832cm" svg:x="0cm" svg:y="0cm"><text:p text:style-name="P40"><text:span text:style-name="T16">File View Options Help</text:span></text:p><text:p text:style-name="P41"><text:span text:style-name="T16">Kopfzeile</text:span></text:p><draw:enhanced-geometry svg:viewBox="0 0 21600 21600" draw:glue-points="10800 0 0 10800 10800 21600 21600 10800" draw:type="flowchart-process" draw:enhanced-path="M 0 0 L 21600 0 21600 21600 0 21600 0 0 Z N"/></draw:custom-shape><draw:line draw:style-name="gr3" draw:text-style-name="P41" svg:x1="11.83cm" svg:y1="0.831cm" svg:x2="11.83cm" svg:y2="6.313cm"><text:p/></draw:line></draw:g></text:p>
        <text:p text:style-name="Text_20_body"/>
        <text:p text:style-name="Text_20_body">Um eine Vorstellung davon zu bekommen, wie ein in Ncurses geschriebenes Programm aussehen wird, sei auf Programme wie „elinks“, „lynks“ oder „menuconfig“ von der Linux Kernelkonfiguration verwiesen.</text:p>
        <text:h text:style-name="P16" text:outline-level="2">Menüstruktur</text:h>
        <text:list text:style-name="WW8Num9">
          <text:list-item text:start-value="1">
            <text:p text:style-name="P44">File</text:p>
            <text:list>
              <text:list-item>
                <text:p text:style-name="P45"><text:span text:style-name="T8">Open „Strg-O“</text:span><text:line-break/>Öffnen einer OpenDocument Datei oder einer gespeicherten .ovd Datei<text:line-break/>Funktionsaufruf: read_ovd(path);</text:p>
              </text:list-item>
              <text:list-item>
                <text:p text:style-name="P45"><text:span text:style-name="T8">Close „Strg-W“</text:span><text:line-break/>Schließen des aktuell angezeigten Dokumentes, nicht jedoch des Programmes</text:p>
              </text:list-item>
              <text:list-item>
                <text:p text:style-name="P45"><text:span text:style-name="T8">Export / Save As „Strg-S“</text:span><text:line-break/>Speichern der .ovd Datei<text:line-break/>Funktionsaufruf: export(path, destpath);</text:p>
              </text:list-item>
              <text:list-item>
                <text:p text:style-name="P45"><text:span text:style-name="T8">Reload „F5“</text:span><text:line-break/>Aktuelles Dokument neu laden</text:p>
              </text:list-item>
              <text:list-item>
                <text:p text:style-name="P46">Print „Strg-P“<text:line-break/><text:span text:style-name="T9">Funktionsaufruf print(path);</text:span></text:p>
              </text:list-item>
              <text:list-item>
                <text:p text:style-name="P45"><text:span text:style-name="T8">Exit „Strg-Q“</text:span><text:line-break/>Programm beenden</text:p>
              </text:list-item>
            </text:list>
          </text:list-item>
          <text:list-item>
            <text:p text:style-name="P44">View</text:p>
            <text:list>
              <text:list-item>
                <text:p text:style-name="P46">Find „/“</text:p>
              </text:list-item>
              <text:list-item>
                <text:p text:style-name="P46">Find next „n“</text:p>
              </text:list-item>
              <text:list-item>
                <text:p text:style-name="P46">Find previous „p“</text:p>
              </text:list-item>
              <text:list-item>
                <text:p text:style-name="P45"><text:span text:style-name="T8">Document</text:span> <text:span text:style-name="T8">info „?“</text:span><text:line-break/>zeigt in einem neuen Fenster Informationen über das aktuelle Dokument an</text:p>
              </text:list-item>
              <text:list-item>
                <text:p text:style-name="P46">Reload Document „r“</text:p>
              </text:list-item>
            </text:list>
          </text:list-item>
          <text:list-item>
            <text:p text:style-name="P44">Options</text:p>
            <text:list>
              <text:list-item>
                <text:p text:style-name="P45"><text:span text:style-name="T8">Printer Settings</text:span><text:line-break/>Konfiguriert das Kommando, mit dem gedruckt werden soll</text:p>
              </text:list-item>
              <text:list-item>
                <text:p text:style-name="P45"><text:span text:style-name="T8">External Programs</text:span><text:line-break/>Hier wird angegeben, welche Programme aufgerufen werden, zB ob fbv oder aview verwendet wird, oder aber auch die Kommandozeilenparameter für „lp“ angepasst</text:p>
              </text:list-item>
              <text:list-item>
                <text:p text:style-name="P45"><text:span text:style-name="T8">Language</text:span><text:line-break/>Festlegen einer Sprachdatei</text:p>
              </text:list-item>
              <text:list-item>
                <text:p text:style-name="P45"><text:span text:style-name="T8">Keybindings</text:span><text:line-break/>Hier können die Keybindings speziell angepasst werden, zB &lt;Strg – F&gt; zur Suche</text:p>
              </text:list-item>
            </text:list>
          </text:list-item>
          <text:list-item>
            <text:p text:style-name="P44">Help</text:p>
            <text:list>
              <text:list-item>
                <text:p text:style-name="P45"><text:span text:style-name="T8">ooview Homepage</text:span><text:line-break/>ruft den Standardbrowser (oder den, der in „External Programs“ angegeben ist) mit der Projekthomepage auf. Ist kein Browser verfügbar, wird nur die URL angezeigt.</text:p>
              </text:list-item>
              <text:list-item>
                <text:p text:style-name="P45"><text:span text:style-name="T8">Documentation „F1“</text:span><text:line-break/>Offline Hilfe, Beispiele</text:p>
              </text:list-item>
              <text:list-item>
                <text:p text:style-name="P45"><text:span text:style-name="T8">Copying</text:span><text:line-break/>Lizenz-Informationen</text:p>
              </text:list-item>
              <text:list-item>
                <text:p text:style-name="P45"><text:span text:style-name="T8">About ooview</text:span><text:line-break/>Kontakt, Entwickler, ...</text:p>
              </text:list-item>
            </text:list>
          </text:list-item>
        </text:list>
        <text:p text:style-name="Text_20_body"/>
        <text:h text:style-name="P16" text:outline-level="2">Mehrsprachigkeit</text:h>
        <text:p text:style-name="Text_20_body">Die Benutzeroberfläche soll standardgemäß auf Englisch gehalten werden. Durch die Implementierung von Sprachdateien (zB „de_AT.lang“) sollen aber verschiedenste Sprachen unterstützt werden. </text:p>
        <text:p text:style-name="Text_20_body">Der Benutzer kann in Options&gt;Language die Sprache ändern.</text:p>
        <text:h text:style-name="P24" text:outline-level="3">Aufbau einer Sprachdatei</text:h>
        <text:p text:style-name="Text_20_body">In eckigen Klammern [] wird der Dateiname, also die Bezeichnung, gespeichert.</text:p>
        <text:p text:style-name="Text_20_body">Alle weiteren eckigen Klammern, die folgen, kennzeichnen den Beginn einer Sektion. Es ist definiert, welcher Text in welcher Zeile stehen muss, deshalb dienen diese lediglich zur besseren Strukturierbarkeit und – neben Prüfung der Zeilenanzahl – eventueller Validitätsprüfung der Datei.</text:p>
        <text:p text:style-name="Text_20_body">Es sollen auch Name des Autors und dessen Email-Adresse gespeichert werden.</text:p>
        <text:p text:style-name="Text_20_body"/>
        <text:p text:style-name="Text_20_body">Beispiel „de_AT.lang“:</text:p>
        <text:p text:style-name="P25">[de_AT.lang]<text:line-break/>Eric Aichinger<text:line-break/><text:a xlink:type="simple" xlink:href="mailto:eric.aichinger@grossraming.net">eric.aichinger@grossraming.net</text:a><text:line-break/>[menu]<text:line-break/>Datei<text:line-break/>Öffnen<text:line-break/>Schließen<text:line-break/>...<text:line-break/>[error]<text:line-break/>Fehler: Datei %s konnte nicht gefunden werden!<text:line-break/>...<text:line-break/>[question]<text:line-break/>Frage: Möchten Sie wirklich beenden?</text:p>
        <text:h text:style-name="P22" text:outline-level="1">Fehlerbehandlung</text:h>
        <text:p text:style-name="Text_20_body">Im Endbenutzerbetrieb können folgende Fehler auftreten. Diese werden durch Fehlermeldungen und Fehlercodes am Bildschirm ausgegeben:</text:p>
        <text:list text:style-name="WW8Num10">
          <text:list-item>
            <text:p text:style-name="P47">Die Datei, die geöffnet werden soll, existiert nicht, oder der Benutzer hat nicht die erforderlichen Rechte, sie zu öffnen<text:line-break/></text:p>
          </text:list-item>
          <text:list-item>
            <text:p text:style-name="P47">Die Datei, die geöffnet werden soll, ist fehlerhaft<text:line-break/><text:line-break/>Die gepackte Datei kann mithilfe spezieller Software überprüft werden</text:p>
          </text:list-item>
          <text:list-item>
            <text:p text:style-name="P47">Die Datei kann nicht gespeichert werden</text:p>
            <text:list>
              <text:list-item>
                <text:p text:style-name="P48">Der Benutzer hat keine Rechte</text:p>
              </text:list-item>
              <text:list-item>
                <text:p text:style-name="P48">Es ist kein Platz auf der Festplatte verfügbar<text:line-break/></text:p>
              </text:list-item>
            </text:list>
          </text:list-item>
          <text:list-item>
            <text:p text:style-name="P47">Ein externes Programm wurde nicht gefunden (zB lp, fbv,...)<text:line-break/>Es können also keine Grafiken angezeigt oder Dokumente gedruckt werden<text:line-break/></text:p>
          </text:list-item>
          <text:list-item>
            <text:p text:style-name="P47">Eine Sprachdatei wurde nicht gefunden<text:line-break/><text:line-break/>Als Sprachdatei wird Englisch verwendet. Wenn auch die englische Sprachdatei nicht gefunden wird, kann kein Text angezeigt werden.</text:p>
          </text:list-item>
          <text:list-item>
            <text:p text:style-name="P47">Eine erforderliche Bibliothek ist nicht installiert<text:line-break/>Das Programm kann nicht ausgeführt werden; das System zeigt die entsprechenden Fehler gegebenenfalls bereits beim Kompilieren des Programmes selbstständig an.</text:p>
          </text:list-item>
        </text:list>
        <text:h text:style-name="P16" text:outline-level="2">Errorlogging</text:h>
        <text:p text:style-name="Text_20_body">Alle auftretenden Fehler werden in einer eigenen Datei „ooview.error.log“, deren Pfad manuell angepasst werden kann, im Format „YYYYMMDDHHMMSS-ERR-DESC“, gespeichert, wobei:</text:p>
        <text:list text:style-name="WW8Num11">
          <text:list-item>
            <text:p text:style-name="P49">„YYYYMMDDHHMMSS“ das Datum und die Uhrzeit,</text:p>
          </text:list-item>
          <text:list-item>
            <text:p text:style-name="P49">„ERR“ den Fehlercode und</text:p>
          </text:list-item>
          <text:list-item>
            <text:p text:style-name="P49">„DESC“ die Beschreibung des Fehlers</text:p>
          </text:list-item>
        </text:list>
        <text:p text:style-name="Text_20_body">darstellt.</text:p>
        <text:h text:style-name="Heading_20_1" text:outline-level="1">Programmierrichtlinien</text:h>
        <text:p text:style-name="Text_20_body"/>
        <text:h text:style-name="P22" text:outline-level="1">Weitere Projektinformationen</text:h>
        <text:h text:style-name="P24" text:outline-level="3">Projektmitglieder</text:h>
        <text:h text:style-name="Heading_20_4" text:outline-level="4">Projektleiter: </text:h>
        <text:p text:style-name="Text_20_body">Eric Aichinger <text:a xlink:type="simple" xlink:href="mailto:eric.aichinger@grossraming.net"><text:span text:style-name="Internet_20_link">riclogin@users.berlios.de</text:span></text:a></text:p>
        <text:h text:style-name="Heading_20_4" text:outline-level="4">Stellvertretender Projektleiter: </text:h>
        <text:p text:style-name="Text_20_body">Viktor Delev <text:a xlink:type="simple" xlink:href="https://developer.berlios.de/sendmessage.php?touser=22909"><text:span text:style-name="Internet_20_link">hund@users.berlios.de</text:span></text:a></text:p>
        <text:h text:style-name="Heading_20_4" text:outline-level="4">Projektmitglieder</text:h>
        <text:p text:style-name="Text_20_body"><text:span text:style-name="T13">Harald Atteneder</text:span><text:span text:style-name="T12"> </text:span><text:a xlink:type="simple" xlink:href="mailto:harald.atteneder@gmx.at"><text:span text:style-name="T17">horseman@users.berlios.de</text:span></text:a></text:p>
        <text:p text:style-name="Text_20_body">Benjamin Rott <text:a xlink:type="simple" xlink:href="mailto:benny360@users.berlios.de"><text:span text:style-name="Internet_20_link">benny360@users.berlios.de</text:span></text:a></text:p>
        <text:h text:style-name="P24" text:outline-level="3">Projekthomepage</text:h>
        <text:p text:style-name="P50"><text:a xlink:type="simple" xlink:href="http://ooview.berlios.de/">http://ooview.berlios.de/</text:a></text:p>
        <text:p text:style-name="Text_20_body"><text:a xlink:type="simple" xlink:href="https://developer.berlios.de/projects/ooview/"><text:span text:style-name="Internet_20_link">https://developer.berlios.de/projects/ooview/</text:span></text:a></text:p>
        <text:p text:style-name="P51">SVN – Checkout:</text:p>
        <text:p text:style-name="Text_20_body"><text:a xlink:type="simple" xlink:href="https://developer.berlios.de/svn/?group_id=5573"><text:span text:style-name="T18">https://developer.berlios.de/svn/?group_id=5573</text:span></text:a></text:p>
        <text:h text:style-name="P24" text:outline-level="3">Lizenz</text:h>
        <text:p text:style-name="Text_20_body">GPL-2 (Gnu Public Licence v2)</text:p>
        <text:p text:style-name="Text_20_body">Die vollständige GPL kann unter <text:a xlink:type="simple" xlink:href="http://www.gnu.org/licenses/gpl.html">http://www.gnu.org/licenses/gpl.html </text:a>nachgeschlagen werden.</text:p>
        <text:p text:style-name="Text_20_body">Unter <text:a xlink:type="simple" xlink:href="http://www.gnu.de/gpl-ger.html">http://www.gnu.de/gpl-ger.html</text:a> gibt es eine (nicht rechtskräftige) deutsche Übersetzung.</text:p>
        <text:h text:style-name="P16" text:outline-level="2">Projektende</text:h>
        <text:p text:style-name="Text_20_body">26.05.2006</text:p>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Courier 10 Pitch" svg:font-family="'Courier 10 Pitch', 'Courier New'"/>
    <style:font-face style:name="Courier New" svg:font-family="'Courier New'" style:font-family-generic="modern" style:font-pitch="fixed"/>
    <style:font-face style:name="Bitstream Vera Sans1" svg:font-family="'Bitstream Vera Sans'" style:font-pitch="variable"/>
    <style:font-face style:name="Bitstream Vera Sans" svg:font-family="'Bitstream Vera Sans', 'Times New Roman'"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draw:marker draw:name="Linienende_20_1" draw:display-name="Linienende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Bitstream Vera Sans" fo:font-size="12pt" fo:language="de" fo:country="AT" style:font-name-asian="Lucida Sans Unicode" style:font-size-asian="12pt" style:font-name-complex="Tahoma" style:font-size-complex="12pt" style:language-complex="none" style:country-complex="none" fo:hyphenate="false" fo:hyphenation-remain-char-count="2" fo:hyphenation-push-char-count="2"/>
    </style:style>
    <style:style style:name="Text_20_body" style:display-name="Text body" style:family="paragraph" style:parent-style-name="Standard" style:class="text">
      <style:paragraph-properties fo:margin-top="0cm" fo:margin-bottom="0.212cm"/>
      <style:text-properties style:font-name="Bitstream Vera San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cm" fo:margin-right="0cm"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Arial" style:font-name-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WW8Num1z0" style:family="text">
      <style:text-properties style:font-name="StarSymbol1" fo:font-size="9pt" style:font-size-asian="9pt" style:font-name-complex="StarSymbol1" style:font-size-complex="9pt"/>
    </style:style>
    <style:style style:name="WW8Num2z0" style:family="text">
      <style:text-properties style:font-name="StarSymbol1" fo:font-size="9pt" style:font-size-asian="9pt" style:font-name-complex="StarSymbol1" style:font-size-complex="9pt"/>
    </style:style>
    <style:style style:name="WW8Num3z0" style:family="text">
      <style:text-properties style:font-name="StarSymbol1" fo:font-size="9pt" style:font-size-asian="9pt" style:font-name-complex="StarSymbol1" style:font-size-complex="9pt"/>
    </style:style>
    <style:style style:name="WW8Num4z0" style:family="text">
      <style:text-properties style:font-name="StarSymbol1" fo:font-size="9pt" style:font-size-asian="9pt" style:font-name-complex="StarSymbol1" style:font-size-complex="9pt"/>
    </style:style>
    <style:style style:name="WW8Num5z0" style:family="text">
      <style:text-properties style:font-name="StarSymbol1" fo:font-size="9pt" style:font-size-asian="9pt" style:font-name-complex="StarSymbol1" style:font-size-complex="9pt"/>
    </style:style>
    <style:style style:name="WW8Num6z0" style:family="text">
      <style:text-properties style:font-name="StarSymbol1" fo:font-size="9pt" style:font-size-asian="9pt" style:font-name-complex="StarSymbol1" style:font-size-complex="9pt"/>
    </style:style>
    <style:style style:name="WW8Num7z0" style:family="text">
      <style:text-properties style:font-name="StarSymbol1" fo:font-size="9pt" style:font-size-asian="9pt" style:font-name-complex="StarSymbol1" style:font-size-complex="9pt"/>
    </style:style>
    <style:style style:name="WW8Num8z0" style:family="text">
      <style:text-properties style:font-name="StarSymbol1" fo:font-size="9pt" style:font-size-asian="9pt" style:font-name-complex="StarSymbol1" style:font-size-complex="9pt"/>
    </style:style>
    <style:style style:name="WW8Num9z0" style:family="text">
      <style:text-properties style:font-name="StarSymbol1" fo:font-size="9pt" style:font-size-asian="9pt" style:font-name-complex="StarSymbol1" style:font-size-complex="9pt"/>
    </style:style>
    <style:style style:name="WW8Num10z0" style:family="text">
      <style:text-properties style:font-name="StarSymbol1" fo:font-size="9pt" style:font-size-asian="9pt" style:font-name-complex="StarSymbol1" style:font-size-complex="9pt"/>
    </style:style>
    <style:style style:name="WW8Num11z0" style:family="text">
      <style:text-properties style:font-name="Symbol" fo:font-size="9pt" style:font-size-asian="9pt" style:font-name-complex="StarSymbol1" style:font-size-complex="9pt"/>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style:list-level-properties text:space-before="0.185cm"/>
      </text:outline-level-style>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suffix=" " style:num-format="1" text:display-levels="7"/>
      <text:outline-level-style text:level="8" style:num-suffix=" " style:num-format="1" text:display-levels="8"/>
      <text:outline-level-style text:level="9" style:num-suffix=" " style:num-format="1" text:display-levels="9"/>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text:min-label-width="0.635cm"/>
        <style:text-properties style:font-name="StarSymbol1"/>
      </text:list-level-style-bullet>
      <text:list-level-style-bullet text:level="2" text:style-name="WW8Num1z0" style:num-suffix="." text:bullet-char="–">
        <style:list-level-properties text:space-before="0.635cm" text:min-label-width="0.635cm"/>
        <style:text-properties style:font-name="StarSymbol1"/>
      </text:list-level-style-bullet>
      <text:list-level-style-bullet text:level="3" text:style-name="WW8Num1z0" style:num-suffix="." text:bullet-char="–">
        <style:list-level-properties text:space-before="1.27cm" text:min-label-width="0.635cm"/>
        <style:text-properties style:font-name="StarSymbol1"/>
      </text:list-level-style-bullet>
      <text:list-level-style-bullet text:level="4" text:style-name="WW8Num1z0" style:num-suffix="." text:bullet-char="–">
        <style:list-level-properties text:space-before="1.905cm" text:min-label-width="0.635cm"/>
        <style:text-properties style:font-name="StarSymbol1"/>
      </text:list-level-style-bullet>
      <text:list-level-style-bullet text:level="5" text:style-name="WW8Num1z0" style:num-suffix="." text:bullet-char="–">
        <style:list-level-properties text:space-before="2.54cm" text:min-label-width="0.635cm"/>
        <style:text-properties style:font-name="StarSymbol1"/>
      </text:list-level-style-bullet>
      <text:list-level-style-bullet text:level="6" text:style-name="WW8Num1z0" style:num-suffix="." text:bullet-char="–">
        <style:list-level-properties text:space-before="3.175cm" text:min-label-width="0.635cm"/>
        <style:text-properties style:font-name="StarSymbol1"/>
      </text:list-level-style-bullet>
      <text:list-level-style-bullet text:level="7" text:style-name="WW8Num1z0" style:num-suffix="." text:bullet-char="–">
        <style:list-level-properties text:space-before="3.81cm" text:min-label-width="0.635cm"/>
        <style:text-properties style:font-name="StarSymbol1"/>
      </text:list-level-style-bullet>
      <text:list-level-style-bullet text:level="8" text:style-name="WW8Num1z0" style:num-suffix="." text:bullet-char="–">
        <style:list-level-properties text:space-before="4.445cm" text:min-label-width="0.635cm"/>
        <style:text-properties style:font-name="StarSymbol1"/>
      </text:list-level-style-bullet>
      <text:list-level-style-bullet text:level="9" text:style-name="WW8Num1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min-label-width="0.635cm"/>
        <style:text-properties style:font-name="StarSymbol1"/>
      </text:list-level-style-bullet>
      <text:list-level-style-bullet text:level="2" text:style-name="WW8Num2z0" style:num-suffix="." text:bullet-char="–">
        <style:list-level-properties text:space-before="0.635cm" text:min-label-width="0.635cm"/>
        <style:text-properties style:font-name="StarSymbol1"/>
      </text:list-level-style-bullet>
      <text:list-level-style-bullet text:level="3" text:style-name="WW8Num2z0" style:num-suffix="." text:bullet-char="–">
        <style:list-level-properties text:space-before="1.27cm" text:min-label-width="0.635cm"/>
        <style:text-properties style:font-name="StarSymbol1"/>
      </text:list-level-style-bullet>
      <text:list-level-style-bullet text:level="4" text:style-name="WW8Num2z0" style:num-suffix="." text:bullet-char="–">
        <style:list-level-properties text:space-before="1.905cm" text:min-label-width="0.635cm"/>
        <style:text-properties style:font-name="StarSymbol1"/>
      </text:list-level-style-bullet>
      <text:list-level-style-bullet text:level="5" text:style-name="WW8Num2z0" style:num-suffix="." text:bullet-char="–">
        <style:list-level-properties text:space-before="2.54cm" text:min-label-width="0.635cm"/>
        <style:text-properties style:font-name="StarSymbol1"/>
      </text:list-level-style-bullet>
      <text:list-level-style-bullet text:level="6" text:style-name="WW8Num2z0" style:num-suffix="." text:bullet-char="–">
        <style:list-level-properties text:space-before="3.175cm" text:min-label-width="0.635cm"/>
        <style:text-properties style:font-name="StarSymbol1"/>
      </text:list-level-style-bullet>
      <text:list-level-style-bullet text:level="7" text:style-name="WW8Num2z0" style:num-suffix="." text:bullet-char="–">
        <style:list-level-properties text:space-before="3.81cm" text:min-label-width="0.635cm"/>
        <style:text-properties style:font-name="StarSymbol1"/>
      </text:list-level-style-bullet>
      <text:list-level-style-bullet text:level="8" text:style-name="WW8Num2z0" style:num-suffix="." text:bullet-char="–">
        <style:list-level-properties text:space-before="4.445cm" text:min-label-width="0.635cm"/>
        <style:text-properties style:font-name="StarSymbol1"/>
      </text:list-level-style-bullet>
      <text:list-level-style-bullet text:level="9" text:style-name="WW8Num2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min-label-width="0.635cm"/>
        <style:text-properties style:font-name="StarSymbol1"/>
      </text:list-level-style-bullet>
      <text:list-level-style-bullet text:level="2" text:style-name="WW8Num3z0" style:num-suffix="." text:bullet-char="–">
        <style:list-level-properties text:space-before="0.635cm" text:min-label-width="0.635cm"/>
        <style:text-properties style:font-name="StarSymbol1"/>
      </text:list-level-style-bullet>
      <text:list-level-style-bullet text:level="3" text:style-name="WW8Num3z0" style:num-suffix="." text:bullet-char="–">
        <style:list-level-properties text:space-before="1.27cm" text:min-label-width="0.635cm"/>
        <style:text-properties style:font-name="StarSymbol1"/>
      </text:list-level-style-bullet>
      <text:list-level-style-bullet text:level="4" text:style-name="WW8Num3z0" style:num-suffix="." text:bullet-char="–">
        <style:list-level-properties text:space-before="1.905cm" text:min-label-width="0.635cm"/>
        <style:text-properties style:font-name="StarSymbol1"/>
      </text:list-level-style-bullet>
      <text:list-level-style-bullet text:level="5" text:style-name="WW8Num3z0" style:num-suffix="." text:bullet-char="–">
        <style:list-level-properties text:space-before="2.54cm" text:min-label-width="0.635cm"/>
        <style:text-properties style:font-name="StarSymbol1"/>
      </text:list-level-style-bullet>
      <text:list-level-style-bullet text:level="6" text:style-name="WW8Num3z0" style:num-suffix="." text:bullet-char="–">
        <style:list-level-properties text:space-before="3.175cm" text:min-label-width="0.635cm"/>
        <style:text-properties style:font-name="StarSymbol1"/>
      </text:list-level-style-bullet>
      <text:list-level-style-bullet text:level="7" text:style-name="WW8Num3z0" style:num-suffix="." text:bullet-char="–">
        <style:list-level-properties text:space-before="3.81cm" text:min-label-width="0.635cm"/>
        <style:text-properties style:font-name="StarSymbol1"/>
      </text:list-level-style-bullet>
      <text:list-level-style-bullet text:level="8" text:style-name="WW8Num3z0" style:num-suffix="." text:bullet-char="–">
        <style:list-level-properties text:space-before="4.445cm" text:min-label-width="0.635cm"/>
        <style:text-properties style:font-name="StarSymbol1"/>
      </text:list-level-style-bullet>
      <text:list-level-style-bullet text:level="9" text:style-name="WW8Num3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min-label-width="0.635cm"/>
        <style:text-properties style:font-name="StarSymbol1"/>
      </text:list-level-style-bullet>
      <text:list-level-style-bullet text:level="2" text:style-name="WW8Num4z0" style:num-suffix="." text:bullet-char="–">
        <style:list-level-properties text:space-before="0.635cm" text:min-label-width="0.635cm"/>
        <style:text-properties style:font-name="StarSymbol1"/>
      </text:list-level-style-bullet>
      <text:list-level-style-bullet text:level="3" text:style-name="WW8Num4z0" style:num-suffix="." text:bullet-char="–">
        <style:list-level-properties text:space-before="1.27cm" text:min-label-width="0.635cm"/>
        <style:text-properties style:font-name="StarSymbol1"/>
      </text:list-level-style-bullet>
      <text:list-level-style-bullet text:level="4" text:style-name="WW8Num4z0" style:num-suffix="." text:bullet-char="–">
        <style:list-level-properties text:space-before="1.905cm" text:min-label-width="0.635cm"/>
        <style:text-properties style:font-name="StarSymbol1"/>
      </text:list-level-style-bullet>
      <text:list-level-style-bullet text:level="5" text:style-name="WW8Num4z0" style:num-suffix="." text:bullet-char="–">
        <style:list-level-properties text:space-before="2.54cm" text:min-label-width="0.635cm"/>
        <style:text-properties style:font-name="StarSymbol1"/>
      </text:list-level-style-bullet>
      <text:list-level-style-bullet text:level="6" text:style-name="WW8Num4z0" style:num-suffix="." text:bullet-char="–">
        <style:list-level-properties text:space-before="3.175cm" text:min-label-width="0.635cm"/>
        <style:text-properties style:font-name="StarSymbol1"/>
      </text:list-level-style-bullet>
      <text:list-level-style-bullet text:level="7" text:style-name="WW8Num4z0" style:num-suffix="." text:bullet-char="–">
        <style:list-level-properties text:space-before="3.81cm" text:min-label-width="0.635cm"/>
        <style:text-properties style:font-name="StarSymbol1"/>
      </text:list-level-style-bullet>
      <text:list-level-style-bullet text:level="8" text:style-name="WW8Num4z0" style:num-suffix="." text:bullet-char="–">
        <style:list-level-properties text:space-before="4.445cm" text:min-label-width="0.635cm"/>
        <style:text-properties style:font-name="StarSymbol1"/>
      </text:list-level-style-bullet>
      <text:list-level-style-bullet text:level="9" text:style-name="WW8Num4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min-label-width="0.635cm"/>
        <style:text-properties style:font-name="StarSymbol1"/>
      </text:list-level-style-bullet>
      <text:list-level-style-bullet text:level="2" text:style-name="WW8Num5z0" style:num-suffix="." text:bullet-char="–">
        <style:list-level-properties text:space-before="0.635cm" text:min-label-width="0.635cm"/>
        <style:text-properties style:font-name="StarSymbol1"/>
      </text:list-level-style-bullet>
      <text:list-level-style-bullet text:level="3" text:style-name="WW8Num5z0" style:num-suffix="." text:bullet-char="–">
        <style:list-level-properties text:space-before="1.27cm" text:min-label-width="0.635cm"/>
        <style:text-properties style:font-name="StarSymbol1"/>
      </text:list-level-style-bullet>
      <text:list-level-style-bullet text:level="4" text:style-name="WW8Num5z0" style:num-suffix="." text:bullet-char="–">
        <style:list-level-properties text:space-before="1.905cm" text:min-label-width="0.635cm"/>
        <style:text-properties style:font-name="StarSymbol1"/>
      </text:list-level-style-bullet>
      <text:list-level-style-bullet text:level="5" text:style-name="WW8Num5z0" style:num-suffix="." text:bullet-char="–">
        <style:list-level-properties text:space-before="2.54cm" text:min-label-width="0.635cm"/>
        <style:text-properties style:font-name="StarSymbol1"/>
      </text:list-level-style-bullet>
      <text:list-level-style-bullet text:level="6" text:style-name="WW8Num5z0" style:num-suffix="." text:bullet-char="–">
        <style:list-level-properties text:space-before="3.175cm" text:min-label-width="0.635cm"/>
        <style:text-properties style:font-name="StarSymbol1"/>
      </text:list-level-style-bullet>
      <text:list-level-style-bullet text:level="7" text:style-name="WW8Num5z0" style:num-suffix="." text:bullet-char="–">
        <style:list-level-properties text:space-before="3.81cm" text:min-label-width="0.635cm"/>
        <style:text-properties style:font-name="StarSymbol1"/>
      </text:list-level-style-bullet>
      <text:list-level-style-bullet text:level="8" text:style-name="WW8Num5z0" style:num-suffix="." text:bullet-char="–">
        <style:list-level-properties text:space-before="4.445cm" text:min-label-width="0.635cm"/>
        <style:text-properties style:font-name="StarSymbol1"/>
      </text:list-level-style-bullet>
      <text:list-level-style-bullet text:level="9" text:style-name="WW8Num5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min-label-width="0.635cm"/>
        <style:text-properties style:font-name="StarSymbol1"/>
      </text:list-level-style-bullet>
      <text:list-level-style-bullet text:level="2" text:style-name="WW8Num6z0" style:num-suffix="." text:bullet-char="–">
        <style:list-level-properties text:space-before="0.635cm" text:min-label-width="0.635cm"/>
        <style:text-properties style:font-name="StarSymbol1"/>
      </text:list-level-style-bullet>
      <text:list-level-style-bullet text:level="3" text:style-name="WW8Num6z0" style:num-suffix="." text:bullet-char="–">
        <style:list-level-properties text:space-before="1.27cm" text:min-label-width="0.635cm"/>
        <style:text-properties style:font-name="StarSymbol1"/>
      </text:list-level-style-bullet>
      <text:list-level-style-bullet text:level="4" text:style-name="WW8Num6z0" style:num-suffix="." text:bullet-char="–">
        <style:list-level-properties text:space-before="1.905cm" text:min-label-width="0.635cm"/>
        <style:text-properties style:font-name="StarSymbol1"/>
      </text:list-level-style-bullet>
      <text:list-level-style-bullet text:level="5" text:style-name="WW8Num6z0" style:num-suffix="." text:bullet-char="–">
        <style:list-level-properties text:space-before="2.54cm" text:min-label-width="0.635cm"/>
        <style:text-properties style:font-name="StarSymbol1"/>
      </text:list-level-style-bullet>
      <text:list-level-style-bullet text:level="6" text:style-name="WW8Num6z0" style:num-suffix="." text:bullet-char="–">
        <style:list-level-properties text:space-before="3.175cm" text:min-label-width="0.635cm"/>
        <style:text-properties style:font-name="StarSymbol1"/>
      </text:list-level-style-bullet>
      <text:list-level-style-bullet text:level="7" text:style-name="WW8Num6z0" style:num-suffix="." text:bullet-char="–">
        <style:list-level-properties text:space-before="3.81cm" text:min-label-width="0.635cm"/>
        <style:text-properties style:font-name="StarSymbol1"/>
      </text:list-level-style-bullet>
      <text:list-level-style-bullet text:level="8" text:style-name="WW8Num6z0" style:num-suffix="." text:bullet-char="–">
        <style:list-level-properties text:space-before="4.445cm" text:min-label-width="0.635cm"/>
        <style:text-properties style:font-name="StarSymbol1"/>
      </text:list-level-style-bullet>
      <text:list-level-style-bullet text:level="9" text:style-name="WW8Num6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min-label-width="0.635cm"/>
        <style:text-properties style:font-name="StarSymbol1"/>
      </text:list-level-style-bullet>
      <text:list-level-style-bullet text:level="2" text:style-name="WW8Num7z0" style:num-suffix="." text:bullet-char="–">
        <style:list-level-properties text:space-before="0.635cm" text:min-label-width="0.635cm"/>
        <style:text-properties style:font-name="StarSymbol1"/>
      </text:list-level-style-bullet>
      <text:list-level-style-bullet text:level="3" text:style-name="WW8Num7z0" style:num-suffix="." text:bullet-char="–">
        <style:list-level-properties text:space-before="1.27cm" text:min-label-width="0.635cm"/>
        <style:text-properties style:font-name="StarSymbol1"/>
      </text:list-level-style-bullet>
      <text:list-level-style-bullet text:level="4" text:style-name="WW8Num7z0" style:num-suffix="." text:bullet-char="–">
        <style:list-level-properties text:space-before="1.905cm" text:min-label-width="0.635cm"/>
        <style:text-properties style:font-name="StarSymbol1"/>
      </text:list-level-style-bullet>
      <text:list-level-style-bullet text:level="5" text:style-name="WW8Num7z0" style:num-suffix="." text:bullet-char="–">
        <style:list-level-properties text:space-before="2.54cm" text:min-label-width="0.635cm"/>
        <style:text-properties style:font-name="StarSymbol1"/>
      </text:list-level-style-bullet>
      <text:list-level-style-bullet text:level="6" text:style-name="WW8Num7z0" style:num-suffix="." text:bullet-char="–">
        <style:list-level-properties text:space-before="3.175cm" text:min-label-width="0.635cm"/>
        <style:text-properties style:font-name="StarSymbol1"/>
      </text:list-level-style-bullet>
      <text:list-level-style-bullet text:level="7" text:style-name="WW8Num7z0" style:num-suffix="." text:bullet-char="–">
        <style:list-level-properties text:space-before="3.81cm" text:min-label-width="0.635cm"/>
        <style:text-properties style:font-name="StarSymbol1"/>
      </text:list-level-style-bullet>
      <text:list-level-style-bullet text:level="8" text:style-name="WW8Num7z0" style:num-suffix="." text:bullet-char="–">
        <style:list-level-properties text:space-before="4.445cm" text:min-label-width="0.635cm"/>
        <style:text-properties style:font-name="StarSymbol1"/>
      </text:list-level-style-bullet>
      <text:list-level-style-bullet text:level="9" text:style-name="WW8Num7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min-label-width="0.635cm"/>
        <style:text-properties style:font-name="StarSymbol1"/>
      </text:list-level-style-bullet>
      <text:list-level-style-bullet text:level="2" text:style-name="WW8Num8z0" style:num-suffix="." text:bullet-char="–">
        <style:list-level-properties text:space-before="0.635cm" text:min-label-width="0.635cm"/>
        <style:text-properties style:font-name="StarSymbol1"/>
      </text:list-level-style-bullet>
      <text:list-level-style-bullet text:level="3" text:style-name="WW8Num8z0" style:num-suffix="." text:bullet-char="–">
        <style:list-level-properties text:space-before="1.27cm" text:min-label-width="0.635cm"/>
        <style:text-properties style:font-name="StarSymbol1"/>
      </text:list-level-style-bullet>
      <text:list-level-style-bullet text:level="4" text:style-name="WW8Num8z0" style:num-suffix="." text:bullet-char="–">
        <style:list-level-properties text:space-before="1.905cm" text:min-label-width="0.635cm"/>
        <style:text-properties style:font-name="StarSymbol1"/>
      </text:list-level-style-bullet>
      <text:list-level-style-bullet text:level="5" text:style-name="WW8Num8z0" style:num-suffix="." text:bullet-char="–">
        <style:list-level-properties text:space-before="2.54cm" text:min-label-width="0.635cm"/>
        <style:text-properties style:font-name="StarSymbol1"/>
      </text:list-level-style-bullet>
      <text:list-level-style-bullet text:level="6" text:style-name="WW8Num8z0" style:num-suffix="." text:bullet-char="–">
        <style:list-level-properties text:space-before="3.175cm" text:min-label-width="0.635cm"/>
        <style:text-properties style:font-name="StarSymbol1"/>
      </text:list-level-style-bullet>
      <text:list-level-style-bullet text:level="7" text:style-name="WW8Num8z0" style:num-suffix="." text:bullet-char="–">
        <style:list-level-properties text:space-before="3.81cm" text:min-label-width="0.635cm"/>
        <style:text-properties style:font-name="StarSymbol1"/>
      </text:list-level-style-bullet>
      <text:list-level-style-bullet text:level="8" text:style-name="WW8Num8z0" style:num-suffix="." text:bullet-char="–">
        <style:list-level-properties text:space-before="4.445cm" text:min-label-width="0.635cm"/>
        <style:text-properties style:font-name="StarSymbol1"/>
      </text:list-level-style-bullet>
      <text:list-level-style-bullet text:level="9" text:style-name="WW8Num8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635cm"/>
        <style:text-properties style:font-name="StarSymbol1"/>
      </text:list-level-style-bullet>
      <text:list-level-style-bullet text:level="2" text:style-name="WW8Num9z0" style:num-suffix="." text:bullet-char="–">
        <style:list-level-properties text:space-before="0.635cm" text:min-label-width="0.635cm"/>
        <style:text-properties style:font-name="StarSymbol1"/>
      </text:list-level-style-bullet>
      <text:list-level-style-bullet text:level="3" text:style-name="WW8Num9z0" style:num-suffix="." text:bullet-char="–">
        <style:list-level-properties text:space-before="1.27cm" text:min-label-width="0.635cm"/>
        <style:text-properties style:font-name="StarSymbol1"/>
      </text:list-level-style-bullet>
      <text:list-level-style-bullet text:level="4" text:style-name="WW8Num9z0" style:num-suffix="." text:bullet-char="–">
        <style:list-level-properties text:space-before="1.905cm" text:min-label-width="0.635cm"/>
        <style:text-properties style:font-name="StarSymbol1"/>
      </text:list-level-style-bullet>
      <text:list-level-style-bullet text:level="5" text:style-name="WW8Num9z0" style:num-suffix="." text:bullet-char="–">
        <style:list-level-properties text:space-before="2.54cm" text:min-label-width="0.635cm"/>
        <style:text-properties style:font-name="StarSymbol1"/>
      </text:list-level-style-bullet>
      <text:list-level-style-bullet text:level="6" text:style-name="WW8Num9z0" style:num-suffix="." text:bullet-char="–">
        <style:list-level-properties text:space-before="3.175cm" text:min-label-width="0.635cm"/>
        <style:text-properties style:font-name="StarSymbol1"/>
      </text:list-level-style-bullet>
      <text:list-level-style-bullet text:level="7" text:style-name="WW8Num9z0" style:num-suffix="." text:bullet-char="–">
        <style:list-level-properties text:space-before="3.81cm" text:min-label-width="0.635cm"/>
        <style:text-properties style:font-name="StarSymbol1"/>
      </text:list-level-style-bullet>
      <text:list-level-style-bullet text:level="8" text:style-name="WW8Num9z0" style:num-suffix="." text:bullet-char="–">
        <style:list-level-properties text:space-before="4.445cm" text:min-label-width="0.635cm"/>
        <style:text-properties style:font-name="StarSymbol1"/>
      </text:list-level-style-bullet>
      <text:list-level-style-bullet text:level="9" text:style-name="WW8Num9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635cm"/>
        <style:text-properties style:font-name="StarSymbol1"/>
      </text:list-level-style-bullet>
      <text:list-level-style-bullet text:level="2" text:style-name="WW8Num10z0" style:num-suffix="." text:bullet-char="–">
        <style:list-level-properties text:space-before="0.635cm" text:min-label-width="0.635cm"/>
        <style:text-properties style:font-name="StarSymbol1"/>
      </text:list-level-style-bullet>
      <text:list-level-style-bullet text:level="3" text:style-name="WW8Num10z0" style:num-suffix="." text:bullet-char="–">
        <style:list-level-properties text:space-before="1.27cm" text:min-label-width="0.635cm"/>
        <style:text-properties style:font-name="StarSymbol1"/>
      </text:list-level-style-bullet>
      <text:list-level-style-bullet text:level="4" text:style-name="WW8Num10z0" style:num-suffix="." text:bullet-char="–">
        <style:list-level-properties text:space-before="1.905cm" text:min-label-width="0.635cm"/>
        <style:text-properties style:font-name="StarSymbol1"/>
      </text:list-level-style-bullet>
      <text:list-level-style-bullet text:level="5" text:style-name="WW8Num10z0" style:num-suffix="." text:bullet-char="–">
        <style:list-level-properties text:space-before="2.54cm" text:min-label-width="0.635cm"/>
        <style:text-properties style:font-name="StarSymbol1"/>
      </text:list-level-style-bullet>
      <text:list-level-style-bullet text:level="6" text:style-name="WW8Num10z0" style:num-suffix="." text:bullet-char="–">
        <style:list-level-properties text:space-before="3.175cm" text:min-label-width="0.635cm"/>
        <style:text-properties style:font-name="StarSymbol1"/>
      </text:list-level-style-bullet>
      <text:list-level-style-bullet text:level="7" text:style-name="WW8Num10z0" style:num-suffix="." text:bullet-char="–">
        <style:list-level-properties text:space-before="3.81cm" text:min-label-width="0.635cm"/>
        <style:text-properties style:font-name="StarSymbol1"/>
      </text:list-level-style-bullet>
      <text:list-level-style-bullet text:level="8" text:style-name="WW8Num10z0" style:num-suffix="." text:bullet-char="–">
        <style:list-level-properties text:space-before="4.445cm" text:min-label-width="0.635cm"/>
        <style:text-properties style:font-name="StarSymbol1"/>
      </text:list-level-style-bullet>
      <text:list-level-style-bullet text:level="9" text:style-name="WW8Num10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0" style:num-suffix="." text:bullet-char="">
        <style:list-level-properties text:space-before="1.27cm" text:min-label-width="0.635cm"/>
        <style:text-properties style:font-name="Symbol"/>
      </text:list-level-style-bullet>
      <text:list-level-style-bullet text:level="3" text:style-name="WW8Num11z0" style:num-suffix="." text:bullet-char="">
        <style:list-level-properties text:space-before="1.905cm" text:min-label-width="0.635cm"/>
        <style:text-properties style:font-name="Symbol"/>
      </text:list-level-style-bullet>
      <text:list-level-style-bullet text:level="4" text:style-name="WW8Num11z0" style:num-suffix="." text:bullet-char="">
        <style:list-level-properties text:space-before="2.54cm" text:min-label-width="0.635cm"/>
        <style:text-properties style:font-name="Symbol"/>
      </text:list-level-style-bullet>
      <text:list-level-style-bullet text:level="5" text:style-name="WW8Num11z0" style:num-suffix="." text:bullet-char="">
        <style:list-level-properties text:space-before="3.175cm" text:min-label-width="0.635cm"/>
        <style:text-properties style:font-name="Symbol"/>
      </text:list-level-style-bullet>
      <text:list-level-style-bullet text:level="6" text:style-name="WW8Num11z0" style:num-suffix="." text:bullet-char="">
        <style:list-level-properties text:space-before="3.81cm" text:min-label-width="0.635cm"/>
        <style:text-properties style:font-name="Symbol"/>
      </text:list-level-style-bullet>
      <text:list-level-style-bullet text:level="7" text:style-name="WW8Num11z0" style:num-suffix="." text:bullet-char="">
        <style:list-level-properties text:space-before="4.445cm" text:min-label-width="0.635cm"/>
        <style:text-properties style:font-name="Symbol"/>
      </text:list-level-style-bullet>
      <text:list-level-style-bullet text:level="8" text:style-name="WW8Num11z0" style:num-suffix="." text:bullet-char="">
        <style:list-level-properties text:space-before="5.08cm" text:min-label-width="0.635cm"/>
        <style:text-properties style:font-name="Symbol"/>
      </text:list-level-style-bullet>
      <text:list-level-style-bullet text:level="9" text:style-name="WW8Num11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2">
      <text:list-level-style-number text:level="1" style:num-suffix=" " style:num-format="1"/>
      <text:list-level-style-number text:level="2" style:num-suffix=" " style:num-format="1" text:display-levels="2">
        <style:list-level-properties text:space-before="0.185cm"/>
      </text:list-level-style-number>
      <text:list-level-style-number text:level="3" style:num-suffix=" " style:num-format="1" text:display-levels="3"/>
      <text:list-level-style-number text:level="4" style:num-suffix=" " style:num-format="1" text:display-levels="4"/>
      <text:list-level-style-number text:level="5" style:num-suffix=" " style:num-format="1" text:display-levels="5"/>
      <text:list-level-style-number text:level="6" style:num-suffix=" " style:num-format="1" text:display-levels="6"/>
      <text:list-level-style-number text:level="7" style:num-suffix=" " style:num-format="1" text:display-levels="7"/>
      <text:list-level-style-number text:level="8" style:num-suffix=" " style:num-format="1" text:display-levels="8"/>
      <text:list-level-style-number text:level="9" style:num-suffix=" " style:num-format="1" text:display-levels="9"/>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93cm" fo:margin-left="0cm" fo:margin-right="0cm" fo:margin-bottom="0.894cm" style:dynamic-spacing="true"/>
      </style:header-style>
      <style:footer-style>
        <style:header-footer-properties fo:min-height="0.993cm" fo:margin-left="0cm" fo:margin-right="0cm" fo:margin-top="0.894cm" style:dynamic-spacing="true"/>
      </style:footer-style>
    </style:page-layout>
    <number:date-style style:name="N5106" number:language="de" number:country="AT">
      <number:text>DD/</number:text>
      <number:month number:style="long"/>
      <number:text>/YY</number:text>
    </number:date-style>
  </office:automatic-styles>
  <office:master-styles>
    <style:master-page style:name="Standard" style:page-layout-name="pm1">
      <style:header>
        <text:p text:style-name="Header">ooview – Feinkonzept v1.0<text:tab/><text:tab/><text:date style:data-style-name="N5106" text:date-value="2006-02-23T12:08:13">DD/02/YY</text:date></text:p>
      </style:header>
      <style:footer>
        <text:p text:style-name="Footer">Aichinger Eric, Atteneder Harald, Delev Viktor, Rott Benjamin<text:tab/><text:page-number text:select-page="current">20</text:page-number>/<text:page-count style:num-format="1">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meta:initial-creator>Harald Atteneder</meta:initial-creator>
    <meta:creation-date>2006-01-26T07:33:00</meta:creation-date>
    <dc:date>2006-02-23T12:08:13</dc:date>
    <meta:print-date>2006-01-25T22:32:00</meta:print-date>
    <dc:language>de-AT</dc:language>
    <meta:editing-cycles>111</meta:editing-cycles>
    <meta:editing-duration>PT6H34M17S</meta:editing-duration>
    <meta:user-defined meta:name="Info 1"/>
    <meta:user-defined meta:name="Info 2"/>
    <meta:user-defined meta:name="Info 3"/>
    <meta:user-defined meta:name="Info 4"/>
    <meta:document-statistic meta:table-count="1" meta:image-count="1" meta:object-count="1" meta:page-count="20" meta:paragraph-count="375" meta:word-count="3312" meta:character-count="24340"/>
  </office:meta>
</office:document-meta>
</file>

<file path=Object 1/content.xml><?xml version="1.0" encoding="utf-8"?>
<!DOCTYPE math  PUBLIC '-//OpenOffice.org//DTD Modified W3C MathML 1.01//EN'  'math.dtd'>
<math:math xmlns:math="http://www.w3.org/1998/Math/MathML">
  <math:semantics>
    <math:mrow>
      <math:mfrac>
        <math:mi>a</math:mi>
        <math:mi>b</math:mi>
      </math:mfrac>
      <math:mrow>
        <math:mi>x</math:mi>
        <math:mo math:stretchy="false">∗</math:mo>
        <math:mi>y</math:mi>
      </math:mrow>
    </math:mrow>
    <math:annotation math:encoding="StarMath 5.0">a over b x * y </math:annotation>
  </math:semantics>
</math:math>
</file>